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paragraph-properties fo:margin-left="1.251cm" fo:margin-right="0cm" fo:text-indent="0cm" style:auto-text-indent="false"/>
    </style:style>
    <style:style style:name="P3" style:family="paragraph" style:parent-style-name="Preformatted_20_Text">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duzione Italiana per “Fast lexical analyzer generator (lex replacement).”</text:p>
      <text:p text:style-name="P4">Traduzione a cura di Gianluca Grasso, Vito Manghisi e Rosario Santoro del Politecnico di Bari (anno 2011)</text:p>
      <text:p text:style-name="Text_20_body"><text:span text:style-name="T3">Questo manuale descrive 'flex', uno strumento per la generazione di programmi che effettuano pattern-matching su testo. Questo manuale include sia un tutorial che una sezione di documentazione. Questa edizione del “Manuale di Flex” documenta la versione 2.5.35. E' stato aggiornato il 31 Maggio 2008. Questo manuale è stato scritto da </text:span>Vern Paxson, Will Estes e John Millaway.</text:p>
      <text:p text:style-name="Text_20_body"/>
      <text:p text:style-name="Text_20_body">1 Copyright </text:p>
      <text:p text:style-name="Text_20_body">*********** </text:p>
      <text:p text:style-name="Text_20_body">The flex manual is placed under the same licensing conditions as the rest of flex: Copyright (C) 2001, 2002, 2003, 2004, 2005, 2006, 2007 The Flex Project. Copyright (C) 1990, 1997 The Regents of the University of California. All rights reserved. This code is derived from software contributed to Berkeley by Vern Paxson. The United States Government has rights in this work pursuant to contract no. DE-AC03-76SF00098 between the United States Department of Energy and the University of California. Redistribution and use in source and binary forms, with or without modification, are permitted provided that the following conditions are met: 1. Redistributions of source code must retain the above copyright notice, this list of conditions and the following disclaimer. 2. Redistributions in binary form must reproduce the above copyright notice, this list of conditions and the following disclaimer in the documentation and/or other materials provided with the distribution. Neither the name of the University nor the names of its contributors may be used to endorse or promote products derived from this software without specific prior written permission. THIS SOFTWARE IS PROVIDED "AS IS" AND WITHOUT ANY EXPRESS OR IMPLIED WARRANTIES, INCLUDING, WITHOUT LIMITATION, THE IMPLIED WARRANTIES OF MERCHANTABILITY AND FITNESS FOR A PARTICULAR PURPOSE.</text:p>
      <text:p text:style-name="Text_20_body"/>
      <text:p text:style-name="Text_20_body">2 Reporting Bugs </text:p>
      <text:p text:style-name="Text_20_body">**************** </text:p>
      <text:p text:style-name="Text_20_body">If you find a bug in `flex', please report it using the SourceForge Bug Tracking facilities which can be found on flex's SourceForge Page (http://sourceforge.net/projects/flex).</text:p>
      <text:h text:style-name="Heading_20_1" text:outline-level="1">3 Introduzione a Flex</text:h>
      <text:p text:style-name="Preformatted_20_Text"/>
      <text:p text:style-name="Preformatted_20_Text">Flex è un tool per la generazione di scanner, programmi che riconoscono un pattern lessicale in un testo. Flex legge l'input fornito tramite file, oppure per default lo standard input se non gli viene passato come argomento nessun file con estensione “.l”. Il file di input conterrà la descrizione dello scanner che si vuol generare. </text:p>
      <text:p text:style-name="Preformatted_20_Text">La descrizione è nella forma di coppie di espressioni regolari e codice C, dette regole. Flex genera come output un file sorgente C, intitolato per default “lex.yy.c”, che definisce al suo interno una routine, intitolata “yylex()”. Questo file può essere compilato e collegato con la libreria a runtime di Flex per produrre codice eseguibile. Quando l'eseguibile viene avviato, esso analizza l'input fornito per trovare occorrenze delle espressioni regolari, ed esegue il codice C corrispondente.</text:p>
      <text:p text:style-name="Preformatted_20_Text"/>
      <text:p text:style-name="P3">4 Alcuni semplici esempi</text:p>
      <text:p text:style-name="Preformatted_20_Text"/>
      <text:p text:style-name="Preformatted_20_Text">%%</text:p>
      <text:p text:style-name="Preformatted_20_Text">username <text:tab/>printf(“%s”, getlogin() );</text:p>
      <text:p text:style-name="Preformatted_20_Text"/>
      <text:p text:style-name="Preformatted_20_Text">Per default ogni testo non trovato da uno scanner Flex viene copiato nell'output, per cui l'effetto del codice precedente è di copiare il file di input in output, dove ogni occorrenza di “username” verrà espansa. Nel file di input mostrato vi è solo una regola: “username” è il pattern, “printf” l'azione corrispondente. Il simbolo “%%” identifica <text:s/>l'inizio delle regole.</text:p>
      <text:p text:style-name="Preformatted_20_Text"/>
      <text:p text:style-name="Preformatted_20_Text">Un altro esempio:</text:p>
      <text:p text:style-name="Preformatted_20_Text"/>
      <text:p text:style-name="Preformatted_20_Text"><text:tab/>int num_lines = 0, num_chars = 0;</text:p>
      <text:p text:style-name="Preformatted_20_Text"/>
      <text:p text:style-name="Preformatted_20_Text">%%</text:p>
      <text:p text:style-name="Preformatted_20_Text">\n<text:tab/>++num_lines;++num_chars;</text:p>
      <text:p text:style-name="Preformatted_20_Text">.<text:tab/>++num_chars;</text:p>
      <text:p text:style-name="Preformatted_20_Text"/>
      <text:p text:style-name="Preformatted_20_Text">%%</text:p>
      <text:p text:style-name="Preformatted_20_Text">main()</text:p>
      <text:p text:style-name="Preformatted_20_Text"><text:tab/>{</text:p>
      <text:p text:style-name="Preformatted_20_Text"><text:tab/>yylex();</text:p>
      <text:p text:style-name="Preformatted_20_Text"><text:tab/>printf(“# of lines = %d, # of chars = %d\n,</text:p>
      <text:p text:style-name="Preformatted_20_Text"><text:tab/><text:tab/><text:tab/>num_lines,num_chars);</text:p>
      <text:p text:style-name="Preformatted_20_Text"><text:tab/>}</text:p>
      <text:p text:style-name="Preformatted_20_Text"/>
      <text:p text:style-name="Preformatted_20_Text">Questo scanner conta il numero di caratteri ed il numero di linee nel suo input. Non produce altro output se non un report finale sul numero di caratteri e di linee conteggiate. Le prime linee dichiarano due variabili globali, “num_lines” e “num_chars”, che sono accessibili sia in “yylex()” che nella funzione “main()” dichiarata dopo il secondo “%%”. Vi sono due regole, di cui una cerca un carattere di nuova riga “\n” e incrementa entrambe le variabili, ed una che cerca un carattere qualsiasi, diverso da nuova riga (identificato con l'espressione regolare “.”), ed incrementa il contatore dei caratteri.</text:p>
      <text:p text:style-name="Preformatted_20_Text"/>
      <text:p text:style-name="Preformatted_20_Text"/>
      <text:p text:style-name="P3">Un esempio più complesso</text:p>
      <text:p text:style-name="Preformatted_20_Text"/>
      <text:p text:style-name="Preformatted_20_Text"><text:s/>/* scanner for a toy Pascal-like language */</text:p>
      <text:p text:style-name="Preformatted_20_Text"/>
      <text:p text:style-name="Preformatted_20_Text"><text:s text:c="9"/>%{</text:p>
      <text:p text:style-name="Preformatted_20_Text"><text:s text:c="9"/>/* need this for the call to atof() below */</text:p>
      <text:p text:style-name="Preformatted_20_Text"><text:s text:c="9"/>#include math.h&gt;</text:p>
      <text:p text:style-name="Preformatted_20_Text"><text:s text:c="9"/>%}</text:p>
      <text:p text:style-name="Preformatted_20_Text"/>
      <text:p text:style-name="Preformatted_20_Text"><text:s text:c="9"/>DIGIT <text:s text:c="3"/>[0-9]</text:p>
      <text:p text:style-name="Preformatted_20_Text"><text:s text:c="9"/>ID <text:s text:c="6"/>[a-z][a-z0-9]*</text:p>
      <text:p text:style-name="Preformatted_20_Text"/>
      <text:p text:style-name="Preformatted_20_Text"><text:s text:c="9"/>%%</text:p>
      <text:p text:style-name="Preformatted_20_Text"/>
      <text:p text:style-name="Preformatted_20_Text"><text:s text:c="9"/>{DIGIT}+ <text:s text:c="3"/>{</text:p>
      <text:p text:style-name="Preformatted_20_Text"><text:s text:c="21"/>printf( "An integer: %s (%d)\n", yytext,</text:p>
      <text:p text:style-name="Preformatted_20_Text"><text:s text:c="29"/>atoi( yytext ) );</text:p>
      <text:p text:style-name="Preformatted_20_Text"><text:s text:c="21"/>}</text:p>
      <text:p text:style-name="Preformatted_20_Text"/>
      <text:p text:style-name="Preformatted_20_Text"><text:s text:c="9"/>{DIGIT}+"."{DIGIT}* <text:s text:c="7"/>{</text:p>
      <text:p text:style-name="Preformatted_20_Text"><text:s text:c="21"/>printf( "A float: %s (%g)\n", yytext,</text:p>
      <text:p text:style-name="Preformatted_20_Text"><text:s text:c="29"/>atof( yytext ) );</text:p>
      <text:p text:style-name="Preformatted_20_Text"><text:s text:c="21"/>}</text:p>
      <text:p text:style-name="Preformatted_20_Text"/>
      <text:p text:style-name="Preformatted_20_Text"><text:s text:c="9"/>if|then|begin|end|procedure|function <text:s text:c="7"/>{</text:p>
      <text:p text:style-name="Preformatted_20_Text"><text:s text:c="21"/>printf( "A keyword: %s\n", yytext );</text:p>
      <text:p text:style-name="Preformatted_20_Text"><text:s text:c="21"/>}</text:p>
      <text:p text:style-name="Preformatted_20_Text"/>
      <text:p text:style-name="Preformatted_20_Text"><text:s text:c="9"/>{ID} <text:s text:c="7"/>printf( "An identifier: %s\n", yytext );</text:p>
      <text:p text:style-name="Preformatted_20_Text"/>
      <text:p text:style-name="Preformatted_20_Text"><text:s text:c="9"/>"+"|"-"|"*"|"/" <text:s text:c="2"/>printf( "An operator: %s\n", yytext );</text:p>
      <text:p text:style-name="Preformatted_20_Text"/>
      <text:p text:style-name="Preformatted_20_Text"><text:s text:c="9"/>"{"[\^{}}\n]*"}" <text:s text:c="4"/>/* eat up one-line comments */</text:p>
      <text:p text:style-name="Preformatted_20_Text"/>
      <text:p text:style-name="Preformatted_20_Text"><text:s text:c="9"/>[ \t\n]+ <text:s text:c="9"/>/* eat up whitespace */</text:p>
      <text:p text:style-name="Preformatted_20_Text"/>
      <text:p text:style-name="Preformatted_20_Text"><text:s text:c="9"/>. <text:s text:c="10"/>printf( "Unrecognized character: %s\n", yytext );</text:p>
      <text:p text:style-name="Preformatted_20_Text"/>
      <text:p text:style-name="Preformatted_20_Text"><text:s text:c="9"/>%%</text:p>
      <text:p text:style-name="Preformatted_20_Text"/>
      <text:p text:style-name="Preformatted_20_Text"><text:s text:c="9"/>main( argc, argv )</text:p>
      <text:p text:style-name="Preformatted_20_Text"><text:s text:c="9"/>int argc;</text:p>
      <text:p text:style-name="Preformatted_20_Text"><text:s text:c="9"/>char **argv;</text:p>
      <text:p text:style-name="Preformatted_20_Text"><text:s text:c="13"/>{</text:p>
      <text:p text:style-name="Preformatted_20_Text"><text:s text:c="13"/>++argv, --argc; <text:s/>/* skip over program name */</text:p>
      <text:p text:style-name="Preformatted_20_Text"><text:s text:c="13"/>if ( argc &gt; 0 )</text:p>
      <text:p text:style-name="Preformatted_20_Text"><text:s text:c="21"/>yyin = fopen( argv[0], "r" );</text:p>
      <text:p text:style-name="Preformatted_20_Text"><text:s text:c="13"/>else</text:p>
      <text:p text:style-name="Preformatted_20_Text"><text:s text:c="21"/>yyin = stdin;</text:p>
      <text:p text:style-name="Preformatted_20_Text"/>
      <text:p text:style-name="Preformatted_20_Text"><text:s text:c="13"/>yylex();</text:p>
      <text:p text:style-name="P1"><text:s text:c="13"/>}</text:p>
      <text:p text:style-name="Preformatted_20_Text">Questo è un esempio di un semplice scanner per il linguaggio Pascal. Esso identifica tipi differenti di “token” e riporta quello che ha trovato.</text:p>
      <text:p text:style-name="Preformatted_20_Text">I dettagli di questo esempio saranno analizzati nel seguito.</text:p>
      <text:p text:style-name="Preformatted_20_Text"/>
      <text:h text:style-name="Heading_20_1" text:outline-level="1">5 Formato del file di input</text:h>
      <text:p text:style-name="Preformatted_20_Text"/>
      <text:p text:style-name="Preformatted_20_Text">L'input del Flex consiste di tre sezioni, separate da una linea contenente solo i simboli “%%”</text:p>
      <text:p text:style-name="Preformatted_20_Text"/>
      <text:p text:style-name="P2">definizioni</text:p>
      <text:p text:style-name="P2">%%</text:p>
      <text:p text:style-name="P2">regole</text:p>
      <text:p text:style-name="P2">%%</text:p>
      <text:p text:style-name="P2">codice</text:p>
      <text:p text:style-name="Preformatted_20_Text"/>
      <text:h text:style-name="Heading_20_2" text:outline-level="2">5.1 Formato della sezione di definizione</text:h>
      <text:p text:style-name="Preformatted_20_Text"/>
      <text:p text:style-name="Preformatted_20_Text">La sezione di definizione contiene le dichiarazioni di semplici nomi che serviranno per semplificare la specifica dello scanner, e le dichiarazioni di “condizioni di avvio”, che sono spiegate in una sezione successiva.</text:p>
      <text:p text:style-name="Preformatted_20_Text">Le definizioni di nomi hanno la seguente forma:</text:p>
      <text:p text:style-name="Preformatted_20_Text"><text:tab/></text:p>
      <text:p text:style-name="Preformatted_20_Text"><text:tab/>nome definizione</text:p>
      <text:p text:style-name="Preformatted_20_Text"/>
      <text:p text:style-name="Preformatted_20_Text">Il “nome” è una parola che inizia con una lettera o un underscore (“_”), seguito da zero o più lettere, numeri, “_”(underscore), o “-”(segno meno). La definizione è intesa dall'inizio del primo carattere non vuoto che segue il “nome” e continua fino alla fine della riga. La definizione può essere successivamente riferita usando “{nome}”, che verrà espanso automaticamente nella definizione associata.</text:p>
      <text:p text:style-name="Preformatted_20_Text"/>
      <text:p text:style-name="Preformatted_20_Text">Ad esempio:</text:p>
      <text:p text:style-name="Preformatted_20_Text"/>
      <text:p text:style-name="Preformatted_20_Text"><text:tab/>DIGIT<text:tab/><text:tab/>[0-9]</text:p>
      <text:p text:style-name="Preformatted_20_Text"><text:tab/>ID<text:tab/><text:tab/>[a-z][a-z0-9]*</text:p>
      <text:p text:style-name="Preformatted_20_Text"/>
      <text:p text:style-name="Preformatted_20_Text">Definisce “DIGIT” come espressione regolare che trova un singolo numero, ed “ID” come espressione regolare che trova una lettera minuscola seguita da zero o più lettere minuscole o numeri. Un successivo riferimento a </text:p>
      <text:p text:style-name="Preformatted_20_Text"/>
      <text:p text:style-name="Preformatted_20_Text"><text:tab/>{DIGIT}+”.”{DIGIT}*</text:p>
      <text:p text:style-name="Preformatted_20_Text"/>
      <text:p text:style-name="Preformatted_20_Text">è identico a </text:p>
      <text:p text:style-name="Preformatted_20_Text"/>
      <text:p text:style-name="Preformatted_20_Text"><text:tab/>([0-9])+”.”([0-9])*</text:p>
      <text:p text:style-name="Preformatted_20_Text"/>
      <text:p text:style-name="Preformatted_20_Text">e trova una o più numeri seguiti da un punto (“.”) seguito da zero o più numeri.</text:p>
      <text:p text:style-name="Preformatted_20_Text"/>
      <text:p text:style-name="Preformatted_20_Text">Ogni testo, indentato o non indentato, racchiuso tra “%{“ e “%}” viene copiato in output (senza i simboli %{ e %} ). </text:p>
      <text:p text:style-name="Preformatted_20_Text">I simboli %{ e %} devono apparire non indentati singolarmente su una linea.</text:p>
      <text:p text:style-name="Preformatted_20_Text"/>
      <text:p text:style-name="Preformatted_20_Text"/>
      <text:p text:style-name="Preformatted_20_Text">Un blocco “%top{...}” è simile al blocco “%{“ … “%}”, eccetto che il codice in un blocco top viene rilocato a _<text:span text:style-name="T1">top_ del file generato, prima di ogni definizione di flex (in realtà viene definito “yyIN_HEADER” prima del blocco top). Il blocco top è utile quando si vogliono definire alcune macro di preprocessore o file da includere prima del codice generato. </text:span></text:p>
      <text:p text:style-name="Preformatted_20_Text">I singoli caratteri, “{“ e “}” vengono usati per delimitare il blocco top, come da esempio:</text:p>
      <text:p text:style-name="Preformatted_20_Text"/>
      <text:p text:style-name="Preformatted_20_Text"><text:tab/> %top{</text:p>
      <text:p text:style-name="Preformatted_20_Text"><text:s text:c="13"/>/* This code goes at the "top" of the generated file. */</text:p>
      <text:p text:style-name="Preformatted_20_Text"><text:s text:c="13"/>#include &lt;stdint.h&gt;</text:p>
      <text:p text:style-name="Preformatted_20_Text"><text:s text:c="13"/>#include &lt;inttypes.h&gt;</text:p>
      <text:p text:style-name="P1"><text:s text:c="9"/>}</text:p>
      <text:p text:style-name="Preformatted_20_Text">Sono consentiti blocchi top multipli, ed il loro ordine viene preservato.</text:p>
      <text:p text:style-name="Preformatted_20_Text"/>
      <text:h text:style-name="Heading_20_2" text:outline-level="2">5.2 Formato della sezione delle Regole</text:h>
      <text:p text:style-name="Preformatted_20_Text"/>
      <text:p text:style-name="Preformatted_20_Text">La sezione delle regole dell'input di flex contiene una serie di regole nella forma:</text:p>
      <text:p text:style-name="Preformatted_20_Text"/>
      <text:p text:style-name="Preformatted_20_Text"><text:tab/>pattern <text:tab/>action</text:p>
      <text:p text:style-name="Preformatted_20_Text"/>
      <text:p text:style-name="Preformatted_20_Text">dove il pattern non deve essere indentato e l'azione deve iniziare sulla stessa linea. Leggere il paragrafo “Patterns” per informazioni dettagliate su pattern ed azioni.</text:p>
      <text:p text:style-name="Preformatted_20_Text"/>
      <text:p text:style-name="Preformatted_20_Text">Nella sezione delle regole, ogni testo non indentato o racchiuso tra %{ e %} che appaia prima della prima regola, può essere utilizzato per dichiarare variabili che sono locali alla routine di scanning e (dopo le dichiarazioni) al codice che viene eseguito quando la routine di scanning viene acceduta. </text:p>
      <text:p text:style-name="Preformatted_20_Text">Alti testi indentati o tra %{ e %}, nella sezione delle regole, viene sempre copiato nell'output, ma il suo significato non è ben definito e potrebbe causare errori run-time (questa caratteristica è presente nello standard POSIX)</text:p>
      <text:p text:style-name="Preformatted_20_Text"/>
      <text:p text:style-name="Preformatted_20_Text">Ogni testo _indented_ o racchiusto tra %{ e %} viene copiato in output (rimuovendo i simboli %{ e %}). I simboli %{ e %} devono apparire non indentati su singole linee.</text:p>
      <text:p text:style-name="Preformatted_20_Text"/>
      <text:h text:style-name="Heading_20_2" text:outline-level="2">5.3 Sezione Codice Utente</text:h>
      <text:p text:style-name="Preformatted_20_Text"/>
      <text:p text:style-name="Preformatted_20_Text">La sezione codice utente viene semplicemente copiata nel file “lex.yy.c”. Viene usata per le routine accompagnatrici che chiamano o sono richiamate dallo scanner. La presenza di questa sezione è opzionale; se mancante, anche il secondo “%%” nell'input file viene saltato.</text:p>
      <text:p text:style-name="Preformatted_20_Text"/>
      <text:h text:style-name="Heading_20_2" text:outline-level="2">5.4 Commenti</text:h>
      <text:p text:style-name="Preformatted_20_Text"/>
      <text:p text:style-name="Preformatted_20_Text">Flex supporta i commenti in stile C, cioè, ogni codice tra “/*” e “*/” viene considerato un commento. Ogni volta che flex incontra un commento, copia l'intero commento nell'output del codice generato. I commenti possono comparire ovunque, ma con le seguenti eccezioni:</text:p>
      <text:p text:style-name="Preformatted_20_Text"/>
      <text:p text:style-name="Preformatted_20_Text">- i commenti non devono apparire nella sezione delle regole dove flex si aspetta delle espressioni regolari. Questo significa che i commenti non devono apparire all'inizio della riga, o immediatamente dopo una lista di stati di scanner.</text:p>
      <text:p text:style-name="Preformatted_20_Text"/>
      <text:p text:style-name="Preformatted_20_Text">- I commenti non devono comparire su una linea “%option” nella sezione delle Definizioni.</text:p>
      <text:p text:style-name="Preformatted_20_Text"/>
      <text:p text:style-name="Preformatted_20_Text">Se volessi seguire una semplice regola, quindi è preferibile iniziare sempre un commento su una nuova linea, con uno o più whitespace prima del primo “/*”. Questa regole sarà valida in ogni parte del file di input.</text:p>
      <text:p text:style-name="Preformatted_20_Text"/>
      <text:p text:style-name="Preformatted_20_Text">Tutti i commenti del seguente esempio sono validi:</text:p>
      <text:p text:style-name="Preformatted_20_Text"/>
      <text:p text:style-name="Preformatted_20_Text"/>
      <text:p text:style-name="Preformatted_20_Text"><text:s text:c="5"/>%{</text:p>
      <text:p text:style-name="Preformatted_20_Text"><text:s text:c="5"/>/* code block */</text:p>
      <text:p text:style-name="Preformatted_20_Text"><text:s text:c="5"/>%}</text:p>
      <text:p text:style-name="Preformatted_20_Text"/>
      <text:p text:style-name="Preformatted_20_Text"><text:s text:c="5"/>/* Definitions Section */</text:p>
      <text:p text:style-name="Preformatted_20_Text"><text:s text:c="5"/>%x STATE_X</text:p>
      <text:p text:style-name="Preformatted_20_Text"/>
      <text:p text:style-name="Preformatted_20_Text"><text:s text:c="5"/>%%</text:p>
      <text:p text:style-name="Preformatted_20_Text"><text:s text:c="9"/>/* Rules Section */</text:p>
      <text:p text:style-name="Preformatted_20_Text"><text:s text:c="5"/>ruleA <text:s text:c="2"/>/* after regex */ { /* code block */ } /* after code block */</text:p>
      <text:p text:style-name="Preformatted_20_Text"><text:s text:c="13"/>/* Rules Section (indented) */</text:p>
      <text:p text:style-name="Preformatted_20_Text"><text:s text:c="5"/>&lt;STATE_X&gt;{</text:p>
      <text:p text:style-name="Preformatted_20_Text"><text:s text:c="5"/>ruleC <text:s text:c="2"/>ECHO;</text:p>
      <text:p text:style-name="Preformatted_20_Text"><text:s text:c="5"/>ruleD <text:s text:c="2"/>ECHO;</text:p>
      <text:p text:style-name="Preformatted_20_Text"><text:s text:c="5"/>%{</text:p>
      <text:p text:style-name="Preformatted_20_Text"><text:s text:c="5"/>/* code block */</text:p>
      <text:p text:style-name="Preformatted_20_Text"><text:s text:c="5"/>%}</text:p>
      <text:p text:style-name="Preformatted_20_Text"><text:s text:c="5"/>}</text:p>
      <text:p text:style-name="Preformatted_20_Text"><text:s text:c="5"/>%%</text:p>
      <text:p text:style-name="P1"><text:s text:c="5"/>/* User Code Section */</text:p>
      <text:p text:style-name="Preformatted_20_Text"/>
      <text:p text:style-name="P3">6 Patterns</text:p>
      <text:p text:style-name="P3">**********</text:p>
      <text:p text:style-name="Preformatted_20_Text"/>
      <text:p text:style-name="Preformatted_20_Text">I pattern nell'input (V<text:span text:style-name="Strong_20_Emphasis">edere:</text:span> Sezione delle regole) sono scritti usando un insieme delle espressioni regolari. Questo insieme comprende:</text:p>
      <text:p text:style-name="Preformatted_20_Text"/>
      <text:p text:style-name="Preformatted_20_Text">`x'</text:p>
      <text:p text:style-name="Preformatted_20_Text"><text:s text:c="5"/>trova il carattere 'x'</text:p>
      <text:p text:style-name="Preformatted_20_Text"/>
      <text:p text:style-name="Preformatted_20_Text">`.'</text:p>
      <text:p text:style-name="Preformatted_20_Text"><text:s text:c="5"/>ogni carattere (un byte) il newline</text:p>
      <text:p text:style-name="Preformatted_20_Text"/>
      <text:p text:style-name="Preformatted_20_Text">`[xyz]'</text:p>
      <text:p text:style-name="Preformatted_20_Text"><text:s text:c="5"/>una “classe di caratteri"; in questo caso, il pattern corrisponde a </text:p>
      <text:p text:style-name="Preformatted_20_Text"><text:s text:c="5"/>una 'x', 'y', o 'z'</text:p>
      <text:p text:style-name="Preformatted_20_Text"/>
      <text:p text:style-name="Preformatted_20_Text">`[abj-oZ]'</text:p>
      <text:p text:style-name="Preformatted_20_Text"><text:s text:c="5"/>una "character class" con range; trova una 'a','b', ogni carattere tra 'j' e'o', o una 'Z'</text:p>
      <text:p text:style-name="Preformatted_20_Text"/>
      <text:p text:style-name="Preformatted_20_Text">`[^A-Z]'</text:p>
      <text:p text:style-name="Preformatted_20_Text"><text:s text:c="5"/>una “classe di negazione”, cioè ogni carattere eccetto quelli nella classe.</text:p>
      <text:p text:style-name="Preformatted_20_Text"/>
      <text:p text:style-name="Preformatted_20_Text">`[^A-Z\n]'</text:p>
      <text:p text:style-name="Preformatted_20_Text"><text:s text:c="5"/>ogni carattere eccetto una lettera maiuscola o un newline</text:p>
      <text:p text:style-name="Preformatted_20_Text"/>
      <text:p text:style-name="Preformatted_20_Text">`[a-z]{-}[aeiou]'</text:p>
      <text:p text:style-name="Preformatted_20_Text"><text:tab/>le consonanti minuscole <text:s text:c="4"/></text:p>
      <text:p text:style-name="Preformatted_20_Text">`r*'</text:p>
      <text:p text:style-name="Preformatted_20_Text"><text:s text:c="5"/>zero o più r, con r una espressione regolare</text:p>
      <text:p text:style-name="Preformatted_20_Text"/>
      <text:p text:style-name="Preformatted_20_Text">`r+'</text:p>
      <text:p text:style-name="Preformatted_20_Text"><text:s text:c="5"/>one o più r</text:p>
      <text:p text:style-name="Preformatted_20_Text"/>
      <text:p text:style-name="Preformatted_20_Text">`r?'</text:p>
      <text:p text:style-name="Preformatted_20_Text"><text:s text:c="5"/>zero o una r (cioè, una r opzionale)</text:p>
      <text:p text:style-name="Preformatted_20_Text"/>
      <text:p text:style-name="Preformatted_20_Text">`r{2,5}'</text:p>
      <text:p text:style-name="Preformatted_20_Text"><text:s text:c="5"/>una r da due a cinque volte</text:p>
      <text:p text:style-name="Preformatted_20_Text"/>
      <text:p text:style-name="Preformatted_20_Text">`r{2,}'</text:p>
      <text:p text:style-name="Preformatted_20_Text"><text:s text:c="5"/>due o più r</text:p>
      <text:p text:style-name="Preformatted_20_Text"/>
      <text:p text:style-name="Preformatted_20_Text">`r{4}'</text:p>
      <text:p text:style-name="Preformatted_20_Text"><text:s text:c="5"/>esattamente 4 r</text:p>
      <text:p text:style-name="Preformatted_20_Text"/>
      <text:p text:style-name="Preformatted_20_Text">`{name}'</text:p>
      <text:p text:style-name="Preformatted_20_Text"><text:s text:c="5"/>l'espansione della definizione di nome (Vedere<text:span text:style-name="Strong_20_Emphasis">: </text:span>Formati).</text:p>
      <text:p text:style-name="Preformatted_20_Text"/>
      <text:p text:style-name="Preformatted_20_Text">`"[xyz]\"foo"'</text:p>
      <text:p text:style-name="Preformatted_20_Text"><text:s text:c="5"/>la stringa di letterali: `[xyz]"foo'</text:p>
      <text:p text:style-name="Preformatted_20_Text"/>
      <text:p text:style-name="Preformatted_20_Text">`\X'</text:p>
      <text:p text:style-name="Preformatted_20_Text"><text:s text:c="5"/>se X è tra `a', `b', `f', `n', `r', `t', oppure `v', allora viene usata l'interpretazione ANSI-C</text:p>
      <text:p text:style-name="Preformatted_20_Text"><text:s text:c="5"/>di `\x'. <text:s/>Altrimenti un letterale `X' (usato per fare l'escape di operatori come '*')</text:p>
      <text:p text:style-name="Preformatted_20_Text"/>
      <text:p text:style-name="Preformatted_20_Text">`\0'</text:p>
      <text:p text:style-name="Preformatted_20_Text"><text:s text:c="5"/>un carattere NUL (ASCII code 0)</text:p>
      <text:p text:style-name="Preformatted_20_Text"/>
      <text:p text:style-name="Preformatted_20_Text">`\123'</text:p>
      <text:p text:style-name="Preformatted_20_Text"><text:s text:c="5"/>il carattere con valore ottale 123</text:p>
      <text:p text:style-name="Preformatted_20_Text"/>
      <text:p text:style-name="Preformatted_20_Text">`\x2a'</text:p>
      <text:p text:style-name="Preformatted_20_Text"><text:s text:c="5"/>il carattere con valore esadecimale 2a</text:p>
      <text:p text:style-name="Preformatted_20_Text"/>
      <text:p text:style-name="Preformatted_20_Text">`(r)'</text:p>
      <text:p text:style-name="Preformatted_20_Text"><text:s text:c="5"/>trova una 'r'; le parentesi sono usate per sovrascrive la precedenza (vedi in seguito)</text:p>
      <text:p text:style-name="Preformatted_20_Text"/>
      <text:p text:style-name="Preformatted_20_Text">`(?r-s:pattern)'</text:p>
      <text:p text:style-name="Preformatted_20_Text"><text:s text:c="5"/>applica l'opzione 'r' ed ometti la opzione 's' nella interpretazione del pattern.</text:p>
      <text:p text:style-name="Preformatted_20_Text"><text:s text:c="5"/>Le opzioni possono essere zero o più tra i caratteri `i', `s', o `x'.</text:p>
      <text:p text:style-name="Preformatted_20_Text"/>
      <text:p text:style-name="Preformatted_20_Text"><text:s text:c="5"/>`i' sta per case-insensitive. `-i' per case-sensitive.</text:p>
      <text:p text:style-name="Preformatted_20_Text"/>
      <text:p text:style-name="Preformatted_20_Text"><text:s text:c="5"/>`s' altera il significato del metacarattere `.' in modo che trovi ogni singolo byte (inclusi newline).</text:p>
      <text:p text:style-name="Preformatted_20_Text"><text:tab/>`-s' altera '.' in modo che trovi ogni singolo carattere eccetto '\n' (comportamento normale per dot).</text:p>
      <text:p text:style-name="Preformatted_20_Text"/>
      <text:p text:style-name="Preformatted_20_Text"><text:s text:c="5"/>`x' ignora i commenti e whitespace nel pattern. Gli Whitespace vengono ignorati a meno che vi è un backslash di </text:p>
      <text:p text:style-name="Preformatted_20_Text"><text:tab/>escape, contenuto tra apici `""', o appaiano dentro una classe di caratteri.</text:p>
      <text:p text:style-name="Preformatted_20_Text"/>
      <text:p text:style-name="Preformatted_20_Text"><text:s text:c="5"/>Le seguenti forme sono tutte valide:</text:p>
      <text:p text:style-name="Preformatted_20_Text"/>
      <text:p text:style-name="Preformatted_20_Text"><text:s text:c="5"/>(?:foo) <text:s text:c="8"/>come <text:s/>(foo)</text:p>
      <text:p text:style-name="Preformatted_20_Text"><text:s text:c="5"/>(?i:ab7) <text:s text:c="7"/>come <text:s/>([aA][bB]7)</text:p>
      <text:p text:style-name="Preformatted_20_Text"><text:s text:c="5"/>(?-i:ab) <text:s text:c="7"/>come <text:s/>(ab)</text:p>
      <text:p text:style-name="Preformatted_20_Text"><text:s text:c="5"/>(?s:.) <text:s text:c="9"/>come <text:s/>[\x00-\xFF]</text:p>
      <text:p text:style-name="Preformatted_20_Text"><text:s text:c="5"/>(?-s:.) <text:s text:c="8"/>come <text:s/>[^\n]</text:p>
      <text:p text:style-name="Preformatted_20_Text"><text:s text:c="5"/>(?ix-s: a . b) <text:s/>come <text:s/>([Aa][^\n][bB])</text:p>
      <text:p text:style-name="Preformatted_20_Text"><text:s text:c="5"/>(?x:a <text:s/>b) <text:s text:c="6"/>come <text:s/>("ab")</text:p>
      <text:p text:style-name="Preformatted_20_Text"><text:s text:c="5"/>(?x:a\ b) <text:s text:c="6"/>come <text:s/>("a b")</text:p>
      <text:p text:style-name="Preformatted_20_Text"><text:s text:c="5"/>(?x:a" "b) <text:s text:c="5"/>come <text:s/>("a b")</text:p>
      <text:p text:style-name="Preformatted_20_Text"><text:s text:c="5"/>(?x:a[ ]b) <text:s text:c="5"/>come <text:s/>("a b")</text:p>
      <text:p text:style-name="Preformatted_20_Text"><text:s text:c="5"/>(?x:a</text:p>
      <text:p text:style-name="Preformatted_20_Text"><text:s text:c="9"/>/* comment */</text:p>
      <text:p text:style-name="Preformatted_20_Text"><text:s text:c="9"/>b</text:p>
      <text:p text:style-name="Preformatted_20_Text"><text:s text:c="9"/>c) <text:s text:c="9"/>come <text:s/>(abc)</text:p>
      <text:p text:style-name="Preformatted_20_Text"/>
      <text:p text:style-name="Preformatted_20_Text">`(?# comment )'</text:p>
      <text:p text:style-name="Preformatted_20_Text"><text:s text:c="5"/>omette tutto quello che c'è tra `()'. Il primo carattere `)' riscontrato termina il pattern.</text:p>
      <text:p text:style-name="Preformatted_20_Text"><text:tab/>Non è possibile per un commento contenere un carattere `)'. Il commento può prendere più linee.</text:p>
      <text:p text:style-name="Preformatted_20_Text"/>
      <text:p text:style-name="Preformatted_20_Text">`rs'</text:p>
      <text:p text:style-name="Preformatted_20_Text"><text:s text:c="5"/>l'espressione regolare `r' seguita dall'espressione regolare `s'; detta "concatenazione"</text:p>
      <text:p text:style-name="Preformatted_20_Text"/>
      <text:p text:style-name="Preformatted_20_Text">`r|s'</text:p>
      <text:p text:style-name="Preformatted_20_Text"><text:s text:c="5"/>o una `r' o una `s'</text:p>
      <text:p text:style-name="Preformatted_20_Text"/>
      <text:p text:style-name="Preformatted_20_Text">`r/s'</text:p>
      <text:p text:style-name="Preformatted_20_Text"><text:s text:c="5"/>una `r' solo se seguita da una `s'. Il testo trovato da </text:p>
      <text:p text:style-name="Preformatted_20_Text"><text:s text:c="5"/>`s' è incluso nella determinazione del match più lungo, ma </text:p>
      <text:p text:style-name="Preformatted_20_Text"><text:tab/>esso viene poi ritornato all'input prima che l'azione venga eseguit.</text:p>
      <text:p text:style-name="Preformatted_20_Text"><text:tab/>Quindi l'azione vede solo il testo matchato da `r'. Questo tipo di pattern</text:p>
      <text:p text:style-name="Preformatted_20_Text"><text:tab/>è detto "trailing context". <text:s/>(Vi sono combinazioni di </text:p>
      <text:p text:style-name="Preformatted_20_Text"><text:s text:c="6"/>`r/s' che flex non matcha correttamente. <text:span text:style-name="Strong_20_Emphasis">Nota:</text:span></text:p>
      <text:p text:style-name="Preformatted_20_Text"><text:s text:c="5"/>Limiti, su trailing context pericolosi.)</text:p>
      <text:p text:style-name="Preformatted_20_Text"/>
      <text:p text:style-name="Preformatted_20_Text">`^r'</text:p>
      <text:p text:style-name="Preformatted_20_Text"><text:s text:c="5"/>una `r', ma solo all'inizio di una linea (i.e., appena inizia lo scan</text:p>
      <text:p text:style-name="Preformatted_20_Text"><text:s text:c="6"/>o subito dopo che è stato scansionato un newline).</text:p>
      <text:p text:style-name="Preformatted_20_Text"/>
      <text:p text:style-name="Preformatted_20_Text">`r$'</text:p>
      <text:p text:style-name="Preformatted_20_Text"><text:s text:c="5"/>una `r', ma solo alla fine di una linea (i.e., subito prima di un newline).</text:p>
      <text:p text:style-name="Preformatted_20_Text"><text:tab/> Equivalente a `r/\n'.</text:p>
      <text:p text:style-name="Preformatted_20_Text"/>
      <text:p text:style-name="Preformatted_20_Text"><text:s text:c="5"/>Notare che la nozione di newline di Flex è esattamente quella del compilatore C</text:p>
      <text:p text:style-name="Preformatted_20_Text"><text:s text:c="5"/>usato per compulare l'interpretazione di `flex' del `\n' as; in particolare,</text:p>
      <text:p text:style-name="Preformatted_20_Text"><text:s text:c="5"/>su alcuni sistemi DOS si può o filtrare `\r's nell'input a mano,</text:p>
      <text:p text:style-name="Preformatted_20_Text"><text:tab/> o esplicitamente usando `r/\r\n' per ottenere lo stesso pattern di `r$'.</text:p>
      <text:p text:style-name="Preformatted_20_Text"/>
      <text:p text:style-name="Preformatted_20_Text">`&lt;s&gt;r'</text:p>
      <text:p text:style-name="Preformatted_20_Text"><text:s text:c="5"/>una `r', ma solo nella condizione iniziale `s' (vedi <text:span text:style-name="Strong_20_Emphasis">Nota:</text:span> Condizioni iniziali</text:p>
      <text:p text:style-name="Preformatted_20_Text"><text:s text:c="5"/>per una discussione sulle start conditions).</text:p>
      <text:p text:style-name="Preformatted_20_Text"/>
      <text:p text:style-name="Preformatted_20_Text">`&lt;s1,s2,s3&gt;r'</text:p>
      <text:p text:style-name="Preformatted_20_Text"><text:s text:c="5"/>lo stesso, ma solo in una delle start conditions `s1', `s2', o `s3'.</text:p>
      <text:p text:style-name="Preformatted_20_Text"/>
      <text:p text:style-name="Preformatted_20_Text">`&lt;*&gt;r'</text:p>
      <text:p text:style-name="Preformatted_20_Text"><text:s text:c="5"/>una `r' in qualsiasi condizione iniziale, persino in una esclusiva.</text:p>
      <text:p text:style-name="Preformatted_20_Text"/>
      <text:p text:style-name="Preformatted_20_Text">`&lt;&lt;EOF&gt;&gt;'</text:p>
      <text:p text:style-name="Preformatted_20_Text"><text:s text:c="5"/>una end-of-file.</text:p>
      <text:p text:style-name="Preformatted_20_Text"/>
      <text:p text:style-name="Preformatted_20_Text">`&lt;s1,s2&gt;&lt;&lt;EOF&gt;&gt;'</text:p>
      <text:p text:style-name="Preformatted_20_Text"><text:s text:c="5"/>una end-of-file solo nelle start condition `s1' o `s2'</text:p>
      <text:p text:style-name="Preformatted_20_Text"/>
      <text:p text:style-name="Preformatted_20_Text"><text:s text:c="3"/>Notare che nelle classi di caratteri, tutti gli operatori di regex</text:p>
      <text:p text:style-name="Preformatted_20_Text">perdono il loro significato speciale eccetto per (`\') e per gli operatori che agiscono nelle classi,</text:p>
      <text:p text:style-name="Preformatted_20_Text"><text:s/>`-', `]]', `^'.</text:p>
      <text:p text:style-name="Preformatted_20_Text"/>
      <text:p text:style-name="Preformatted_20_Text"><text:s text:c="3"/>Le espressioni viste in precedenza sono raggruppate secondo precedenza, dalla precedente più alta a quella più bassa al termine. Quelle raggruppate insieme hanno ugual precedenza (vedere le note speciali sulla precedenza dell'operatore di ripetizione, `{}', nella documentazione per l'opzione `--posix' POSIX compliant). <text:s/>Ad esempio,</text:p>
      <text:p text:style-name="Preformatted_20_Text"/>
      <text:p text:style-name="Preformatted_20_Text"><text:s text:c="9"/>foo|bar*</text:p>
      <text:p text:style-name="Preformatted_20_Text"/>
      <text:p text:style-name="Preformatted_20_Text"><text:s text:c="3"/>è uguale a</text:p>
      <text:p text:style-name="Preformatted_20_Text"/>
      <text:p text:style-name="Preformatted_20_Text"><text:s text:c="9"/>(foo)|(ba(r*))</text:p>
      <text:p text:style-name="Preformatted_20_Text"/>
      <text:p text:style-name="Preformatted_20_Text"><text:s text:c="3"/>poiché l'operatore `*' ha precedenza maggiore della concatenazione, e</text:p>
      <text:p text:style-name="Preformatted_20_Text">la concatenazione è più alta della alternazione (`|'). <text:s/>Perciò questo pattern trova</text:p>
      <text:p text:style-name="Preformatted_20_Text">o la stringa `foo' o <text:s/>la stringa `ba' seguita da zero o più `r'. Per trovare `foo' o zero o più ripetizioni di `bar', usare:</text:p>
      <text:p text:style-name="Preformatted_20_Text"/>
      <text:p text:style-name="Preformatted_20_Text"><text:s text:c="9"/>foo|(bar)*</text:p>
      <text:p text:style-name="Preformatted_20_Text"/>
      <text:p text:style-name="Preformatted_20_Text"><text:s text:c="3"/>E per trovare una sequenza di zero o più ripetizioni di `foo' e `bar':</text:p>
      <text:p text:style-name="Preformatted_20_Text"/>
      <text:p text:style-name="Preformatted_20_Text"><text:s text:c="9"/>(foo|bar)*</text:p>
      <text:p text:style-name="Preformatted_20_Text"/>
      <text:p text:style-name="Preformatted_20_Text"><text:s text:c="3"/>In agggiunta al range di caratteri, le classi di caratteri possono contenere</text:p>
      <text:p text:style-name="Preformatted_20_Text">anche espressioni di classi di caratteri. Queste espressioni sono racchiuse tra i delimitatori</text:p>
      <text:p text:style-name="Preformatted_20_Text">`[': e `:]' (che devono comparire tra `[' e `]' della classe di caratteri. Anche altri elementi possono essere inclusi nella classe). <text:s/>Le espressioni valide sono:</text:p>
      <text:p text:style-name="Preformatted_20_Text"/>
      <text:p text:style-name="Preformatted_20_Text"><text:s text:c="9"/>[:alnum:] [:alpha:] [:blank:]</text:p>
      <text:p text:style-name="Preformatted_20_Text"><text:s text:c="9"/>[:cntrl:] [:digit:] [:graph:]</text:p>
      <text:p text:style-name="Preformatted_20_Text"><text:s text:c="9"/>[:lower:] [:print:] [:punct:]</text:p>
      <text:p text:style-name="Preformatted_20_Text"><text:s text:c="9"/>[:space:] [:upper:] [:xdigit:]</text:p>
      <text:p text:style-name="Preformatted_20_Text"/>
      <text:p text:style-name="Preformatted_20_Text"><text:s text:c="3"/>Queste espressioni corrispondono a insiemi di caratteri equivalenti alle funzioni standard C corrispondenti ai tipi di funzione `isXXX'. Ad esempio, `[:alnum:]' indica quei caratteri per i quali la funzione `isalnum()' torna true – i.e., ogni carattere alfabetico o numerico. Alcuni sistemi non forniscono `isblank()', quindi flex definisce `[:blank:]' come o un blank o un tab.</text:p>
      <text:p text:style-name="Preformatted_20_Text"/>
      <text:p text:style-name="Preformatted_20_Text"><text:s text:c="3"/>Ad esempio le seguenti classi sono tutte equivalenti: </text:p>
      <text:p text:style-name="Preformatted_20_Text"/>
      <text:p text:style-name="Preformatted_20_Text"><text:s text:c="9"/>[[:alnum:]]</text:p>
      <text:p text:style-name="Preformatted_20_Text"><text:s text:c="9"/>[[:alpha:][:digit:]]</text:p>
      <text:p text:style-name="Preformatted_20_Text"><text:s text:c="9"/>[[:alpha:][0-9]]</text:p>
      <text:p text:style-name="Preformatted_20_Text"><text:s text:c="9"/>[a-zA-Z0-9]</text:p>
      <text:p text:style-name="Preformatted_20_Text"/>
      <text:p text:style-name="Preformatted_20_Text"><text:s text:c="3"/>Una nota di cautela. Le classi di caratteri vengono espanse appena trovate nell'input di flex.</text:p>
      <text:p text:style-name="Preformatted_20_Text">Ciò significa che le classi sono sensibili all'ambiente in cui flex sta eseguendo, e lo scanner risultante può non essere sensibile all'ambiente locale di runtime. Questo potrebbe non essere desiderabile.</text:p>
      <text:p text:style-name="Preformatted_20_Text"/>
      <text:p text:style-name="Preformatted_20_Text"><text:s text:c="3"/>* Se lo scanner è case-insensitive (con il flag `-i'), allora</text:p>
      <text:p text:style-name="Preformatted_20_Text"><text:s text:c="5"/>`[:upper:]' e `[:lower:]' sono equivalenti ad `[:alpha:]'.</text:p>
      <text:p text:style-name="Preformatted_20_Text"/>
      <text:p text:style-name="Preformatted_20_Text"><text:s text:c="3"/>* Le classi di caratteri con range, come `[a-Z]', devono essere usate con cautela</text:p>
      <text:p text:style-name="Preformatted_20_Text"><text:tab/>in uno scanner case-insensitive se il range spazia tra caratteri maiuscoli e minuscoli.</text:p>
      <text:p text:style-name="Preformatted_20_Text"><text:tab/>Flex does not know if you want to fold all</text:p>
      <text:p text:style-name="Preformatted_20_Text"><text:s text:c="5"/>upper and lowercase characters together, or if you want the</text:p>
      <text:p text:style-name="Preformatted_20_Text"><text:s text:c="5"/>literal numeric range specified (with no case folding). When in</text:p>
      <text:p text:style-name="Preformatted_20_Text"><text:s text:c="5"/>doubt, flex will assume that you meant the literal numeric range,</text:p>
      <text:p text:style-name="Preformatted_20_Text"><text:s text:c="5"/>and will issue a warning. The exception to this rule is a</text:p>
      <text:p text:style-name="Preformatted_20_Text"><text:s text:c="5"/>character range such as `[a-z]' or `[S-W]' where it is obvious</text:p>
      <text:p text:style-name="Preformatted_20_Text"><text:s text:c="5"/>that you want case-folding to occur. Here are some examples with</text:p>
      <text:p text:style-name="Preformatted_20_Text"><text:s text:c="5"/>the `-i' flag enabled:</text:p>
      <text:p text:style-name="Preformatted_20_Text"/>
      <text:p text:style-name="Preformatted_20_Text"><text:s text:c="5"/>Range <text:s text:c="7"/>Result <text:s text:c="5"/>Literal Range <text:s text:c="7"/>Alternate Range</text:p>
      <text:p text:style-name="Preformatted_20_Text"><text:s text:c="5"/>`[a-t]' <text:s text:c="5"/>ok <text:s text:c="9"/>`[a-tA-T]' <text:s text:c="10"/></text:p>
      <text:p text:style-name="Preformatted_20_Text"><text:s text:c="5"/>`[A-T]' <text:s text:c="5"/>ok <text:s text:c="9"/>`[a-tA-T]' <text:s text:c="10"/></text:p>
      <text:p text:style-name="Preformatted_20_Text"><text:s text:c="5"/>`[A-t]' <text:s text:c="5"/>ambiguous <text:s text:c="2"/>`[A-Z\[\\\]_`a-t]' <text:s text:c="2"/>`[a-tA-T]'</text:p>
      <text:p text:style-name="Preformatted_20_Text"><text:s text:c="5"/>`[_-{]' <text:s text:c="5"/>ambiguous <text:s text:c="2"/>`[_`a-z{]' <text:s text:c="10"/>`[_`a-zA-Z{]'</text:p>
      <text:p text:style-name="Preformatted_20_Text"><text:s text:c="5"/>`[@-C]' <text:s text:c="5"/>ambiguous <text:s text:c="2"/>`[@ABC]' <text:s text:c="12"/>`[@A-Z\[\\\]_`abc]'</text:p>
      <text:p text:style-name="Preformatted_20_Text"/>
      <text:p text:style-name="Preformatted_20_Text"><text:s text:c="3"/>* A negated character class such as the example `[^A-Z]' above</text:p>
      <text:p text:style-name="Preformatted_20_Text"><text:s text:c="5"/>_will_ match a newline unless `\n' (or an equivalent escape</text:p>
      <text:p text:style-name="Preformatted_20_Text"><text:s text:c="5"/>sequence) is one of the characters explicitly present in the</text:p>
      <text:p text:style-name="Preformatted_20_Text"><text:s text:c="5"/>negated character class (e.g., `[^A-Z\n]'). <text:s/>This is unlike how</text:p>
      <text:p text:style-name="Preformatted_20_Text"><text:s text:c="5"/>many other regular expression tools treat negated character</text:p>
      <text:p text:style-name="Preformatted_20_Text"><text:s text:c="5"/>classes, but unfortunately the inconsistency is historically</text:p>
      <text:p text:style-name="Preformatted_20_Text"><text:s text:c="5"/>entrenched. <text:s/>Matching newlines means that a pattern like `[^"]*'</text:p>
      <text:p text:style-name="Preformatted_20_Text"><text:s text:c="5"/>can match the entire input unless there's another quote in the</text:p>
      <text:p text:style-name="Preformatted_20_Text"><text:s text:c="5"/>input.</text:p>
      <text:p text:style-name="Preformatted_20_Text"/>
      <text:p text:style-name="Preformatted_20_Text"><text:s text:c="5"/>Flex allows negation of character class expressions by prepending</text:p>
      <text:p text:style-name="Preformatted_20_Text"><text:s text:c="5"/>`^' to the POSIX character class name.</text:p>
      <text:p text:style-name="Preformatted_20_Text"/>
      <text:p text:style-name="Preformatted_20_Text"><text:s text:c="14"/>[:^alnum:] [:^alpha:] [:^blank:]</text:p>
      <text:p text:style-name="Preformatted_20_Text"><text:s text:c="14"/>[:^cntrl:] [:^digit:] [:^graph:]</text:p>
      <text:p text:style-name="Preformatted_20_Text"><text:s text:c="14"/>[:^lower:] [:^print:] [:^punct:]</text:p>
      <text:p text:style-name="Preformatted_20_Text"><text:s text:c="14"/>[:^space:] [:^upper:] [:^xdigit:]</text:p>
      <text:p text:style-name="Preformatted_20_Text"/>
      <text:p text:style-name="Preformatted_20_Text"><text:s text:c="5"/>Flex will issue a warning if the expressions `[:^upper:]' and</text:p>
      <text:p text:style-name="Preformatted_20_Text"><text:s text:c="5"/>`[:^lower:]' appear in a case-insensitive scanner, since their</text:p>
      <text:p text:style-name="Preformatted_20_Text"><text:s text:c="5"/>meaning is unclear. The current behavior is to skip them entirely,</text:p>
      <text:p text:style-name="Preformatted_20_Text"><text:s text:c="5"/>but this may change without notice in future revisions of flex.</text:p>
      <text:p text:style-name="Preformatted_20_Text"/>
      <text:p text:style-name="Preformatted_20_Text"><text:s text:c="3"/>* <text:s/>The `{-}' operator computes the difference of two character</text:p>
      <text:p text:style-name="Preformatted_20_Text"><text:s text:c="5"/>classes. For example, `[a-c]{-}[b-z]' represents all the</text:p>
      <text:p text:style-name="Preformatted_20_Text"><text:s text:c="5"/>characters in the class `[a-c]' that are not in the class `[b-z]'</text:p>
      <text:p text:style-name="Preformatted_20_Text"><text:s text:c="5"/>(which in this case, is just the single character `a'). The `{-}'</text:p>
      <text:p text:style-name="Preformatted_20_Text"><text:s text:c="5"/>operator is left associative, so `[abc]{-}[b]{-}[c]' is the same</text:p>
      <text:p text:style-name="Preformatted_20_Text"><text:s text:c="5"/>as `[a]'. Be careful not to accidentally create an empty set,</text:p>
      <text:p text:style-name="Preformatted_20_Text"><text:s text:c="5"/>which will never match.</text:p>
      <text:p text:style-name="Preformatted_20_Text"/>
      <text:p text:style-name="Preformatted_20_Text"><text:s text:c="3"/>* <text:s/>The `{+}' operator computes the union of two character classes.</text:p>
      <text:p text:style-name="Preformatted_20_Text"><text:s text:c="5"/>For example, `[a-z]{+}[0-9]' is the same as `[a-z0-9]'. This</text:p>
      <text:p text:style-name="Preformatted_20_Text"><text:s text:c="5"/>operator is useful when preceded by the result of a difference</text:p>
      <text:p text:style-name="Preformatted_20_Text"><text:s text:c="5"/>operation, as in, `[[:alpha:]]{-}[[:lower:]]{+}[q]', which is</text:p>
      <text:p text:style-name="Preformatted_20_Text"><text:s text:c="5"/>equivalent to `[A-Zq]' in the "C" locale.</text:p>
      <text:p text:style-name="Preformatted_20_Text"/>
      <text:p text:style-name="Preformatted_20_Text"><text:s text:c="3"/>* A rule can have at most one instance of trailing context (the `/'</text:p>
      <text:p text:style-name="Preformatted_20_Text"><text:s text:c="5"/>operator or the `$' operator). <text:s/>The start condition, `^', and</text:p>
      <text:p text:style-name="Preformatted_20_Text"><text:s text:c="5"/>`&lt;&lt;EOF&gt;&gt;' patterns can only occur at the beginning of a pattern,</text:p>
      <text:p text:style-name="Preformatted_20_Text"><text:s text:c="5"/>and, as well as with `/' and `$', cannot be grouped inside</text:p>
      <text:p text:style-name="Preformatted_20_Text"><text:s text:c="5"/>parentheses. <text:s/>A `^' which does not occur at the beginning of a</text:p>
      <text:p text:style-name="Preformatted_20_Text"><text:s text:c="5"/>rule or a `$' which does not occur at the end of a rule loses its</text:p>
      <text:p text:style-name="Preformatted_20_Text"><text:s text:c="5"/>special properties and is treated as a normal character.</text:p>
      <text:p text:style-name="Preformatted_20_Text"/>
      <text:p text:style-name="Preformatted_20_Text"><text:s text:c="3"/>* The following are invalid:</text:p>
      <text:p text:style-name="Preformatted_20_Text"/>
      <text:p text:style-name="Preformatted_20_Text"><text:s text:c="14"/>foo/bar$</text:p>
      <text:p text:style-name="Preformatted_20_Text"><text:s text:c="14"/>&lt;sc1&gt;foo&lt;sc2&gt;bar</text:p>
      <text:p text:style-name="Preformatted_20_Text"/>
      <text:p text:style-name="Preformatted_20_Text"><text:s text:c="5"/>Note that the first of these can be written `foo/bar\n'.</text:p>
      <text:p text:style-name="Preformatted_20_Text"/>
      <text:p text:style-name="Preformatted_20_Text"><text:s text:c="3"/>* The following will result in `$' or `^' being treated as a normal</text:p>
      <text:p text:style-name="Preformatted_20_Text"><text:s text:c="5"/>character:</text:p>
      <text:p text:style-name="Preformatted_20_Text"/>
      <text:p text:style-name="Preformatted_20_Text"><text:s text:c="14"/>foo|(bar$)</text:p>
      <text:p text:style-name="Preformatted_20_Text"><text:s text:c="14"/>foo|^bar</text:p>
      <text:p text:style-name="Preformatted_20_Text"/>
      <text:p text:style-name="Preformatted_20_Text"><text:s text:c="5"/>If the desired meaning is a `foo' or a</text:p>
      <text:p text:style-name="Preformatted_20_Text"><text:s text:c="5"/>`bar'-followed-by-a-newline, the following could be used (the</text:p>
      <text:p text:style-name="Preformatted_20_Text"><text:s text:c="5"/>special `|' action is explained below, <text:span text:style-name="Strong_20_Emphasis">Note:</text:span> Actions):</text:p>
      <text:p text:style-name="Preformatted_20_Text"/>
      <text:p text:style-name="Preformatted_20_Text"><text:s text:c="14"/>foo <text:s text:c="5"/>|</text:p>
      <text:p text:style-name="Preformatted_20_Text"><text:s text:c="14"/>bar$ <text:s text:c="4"/>/* action goes here */</text:p>
      <text:p text:style-name="Preformatted_20_Text"/>
      <text:p text:style-name="Preformatted_20_Text"><text:s text:c="5"/>A similar trick will work for matching a `foo' or a</text:p>
      <text:p text:style-name="P1"><text:s text:c="5"/>`bar'-at-the-beginning-of-a-line.</text:p>
      <text:p text:style-name="Text_20_body"/>
      <text:h text:style-name="Heading_20_2" text:outline-level="2">7 Come viene riconosciuto l'input</text:h>
      <text:p text:style-name="Preformatted_20_Text"/>
      <text:p text:style-name="Preformatted_20_Text">Quando lo scanner generato da lex viene eseguito, esso analizza l'input fornito ricercando le stringhe riconosciute da ogni pattern. Se trova uno o più corrispondenze, allora utilizza la regola che riconosce il testo più lungo. Se trova due o più corrispondenze della stessa lunghezza, viene considerata la regola che compare per prima nell'input.</text:p>
      <text:p text:style-name="Preformatted_20_Text"/>
      <text:p text:style-name="Preformatted_20_Text"><text:span text:style-name="T2">Ambiguità lessicali</text:span> </text:p>
      <text:p text:style-name="Preformatted_20_Text">La scelta di prendere la regola che riconosce il testo più lungo evita il problema che si riscontra quando lo stesso input è riconosciuto da due regole distinte. Quando invece due o più regole corrispondono a input della stessa lunghezza, viene presa la regola che compare per prima.</text:p>
      <text:p text:style-name="Preformatted_20_Text"/>
      <text:p text:style-name="Preformatted_20_Text">Quando si determina una corrispondenza, il testo corrispondente alla regola, detto “token”, viene catturato e reso disponibile nel puntatore globale di caratteri “yytext”, mentre la sua lunghezza viene inclusa nel puntatore di interi globale “yyleng”. </text:p>
      <text:p text:style-name="Preformatted_20_Text">L'azione corrispondente al pattern trovato viene eseguita, e l'input rimanente viene analizzato per trovare altre corrispondenze.</text:p>
      <text:p text:style-name="Preformatted_20_Text"/>
      <text:p text:style-name="Preformatted_20_Text">Se non viene trovata nessuna corrispondenza, viene eseguita la regola di default: il prossimo carattere dell'input viene considerato una corrispondenza e viene copiato nello standard output. Quindi, l'input valido più semplice per flex è il seguente:</text:p>
      <text:p text:style-name="Preformatted_20_Text"/>
      <text:p text:style-name="Preformatted_20_Text"><text:tab/>%%</text:p>
      <text:p text:style-name="Preformatted_20_Text"/>
      <text:p text:style-name="Preformatted_20_Text">che genera uno scanner che copia semplicemente il suo input (un carattere alla volta) nel suo output.</text:p>
      <text:p text:style-name="Preformatted_20_Text"/>
      <text:p text:style-name="Preformatted_20_Text">Notare che “yytext” può esser definito in due modi diversi: o come puntatore a carattere oppure come array di caratteri. Si può controllare quale definizione flex debba usare includendo una delle direttive speciali, %pointer o %array, nella prima sezione di definizione dell'input file di flex. </text:p>
      <text:p text:style-name="Preformatted_20_Text">Per default flex usa %pointer, a meno di usare il parametro “-l” di compatibilità con lex, il quale usa per default un array. Il vantaggio di usare un puntatore è sostanzialmente quello di avere uno scanning rapido ed evitare problemi di buffer overflow quando si trovano token molto grandi. Lo svantaggio è quello di esser costretti nel modo in cui le azioni definite possono modificare “yytext”, e le chiamate alla funzione “unput()” che distrugge il contenuto del presente “yytext”, che può rendere difficile il porting su differenti versioni di lex.</text:p>
      <text:p text:style-name="Preformatted_20_Text"/>
      <text:p text:style-name="Preformatted_20_Text">Il vantaggio di usare un array è quello di poter modificare “yytext” qualsivoglia, e di usare chiamate a “unput()” senza distruggere la variabile. A volte programmi esterni accedono a “yytext” usando dichiarazioni nella seguente forma:</text:p>
      <text:p text:style-name="Preformatted_20_Text"/>
      <text:p text:style-name="Preformatted_20_Text"><text:tab/>extern char yytext[];</text:p>
      <text:p text:style-name="Preformatted_20_Text"/>
      <text:p text:style-name="Preformatted_20_Text">Questa definizione è erronea quando usata con un puntatore, ma corretta per un array.</text:p>
      <text:p text:style-name="Preformatted_20_Text"/>
      <text:p text:style-name="Preformatted_20_Text">La dichiarazione “%array” definisce “yytext” come array di “YYLMAX” caratteri, che per default sono un numero sostanzialmente elevato. Si può cambiare la larghezza semplicemente definendo “#define int YYLMAX” ad un valore differente nella prima sezione dell'input di flex. Come già detto, con un puntatore “yytext” cresce dinamicamente potendo accomodare token molto larghi. Mentre ciò significa che il proprio scanner può accomodare token molto grandi (come ad esempio grandi blocchi di commenti), bisogna tenere a mente che ogni volta che lo scanner deve modificare la grandezza di “yytext”, esso dovrà anche effettuare un rescan dei token dall'inizio, risultando lento. “yytext” non crese dinamicamente se una chiamata a “unput()” risulta in un grosso push back, invece avrà come risultato un errore a run-time.</text:p>
      <text:p text:style-name="Preformatted_20_Text">Bisogna annotare che non è possibile usare “%array” con classi di scanner C++ (vedere Cxx).</text:p>
      <text:p text:style-name="Preformatted_20_Text"/>
      <text:h text:style-name="Heading_20_2" text:outline-level="2">8 Azioni</text:h>
      <text:p text:style-name="Preformatted_20_Text"/>
      <text:p text:style-name="Preformatted_20_Text">Ogni pattern di una regola ha un'azione corrispondente, che può essere una qualsiasi espressione C. Il pattern termina al primo carattere non escape di whitespace; il resto della linea rappresenta l'azione. Se l'azione è vuota, allora quando il pattern è trovato l'input token è semplicemente scartato. Ad esempio, di seguito c'è la specifica per un programma che cancella tutte le occorrenze di “zap me” dal suo input:</text:p>
      <text:p text:style-name="Preformatted_20_Text"/>
      <text:p text:style-name="Preformatted_20_Text"><text:tab/>%%</text:p>
      <text:p text:style-name="Preformatted_20_Text"><text:tab/>“zap me”</text:p>
      <text:p text:style-name="Preformatted_20_Text"/>
      <text:p text:style-name="Preformatted_20_Text">Questo esempio copierà tutti gli altri caratteri dell'input nell'output finché saranno matchati dalla regola di default.</text:p>
      <text:p text:style-name="Preformatted_20_Text"/>
      <text:p text:style-name="Preformatted_20_Text">Di seguito un programma che comprime le linee multiple vuote ed indenta in un singolo carattere vuoto, e scarta gli spazi bianchi trovati alla fine della linea:</text:p>
      <text:p text:style-name="Preformatted_20_Text"><text:tab/>%%</text:p>
      <text:p text:style-name="Preformatted_20_Text"><text:tab/>[ \t]+<text:tab/>putchar(' ');</text:p>
      <text:p text:style-name="Preformatted_20_Text"><text:tab/>[ \t]+$<text:tab/>/*ignora questo token*/</text:p>
      <text:p text:style-name="Preformatted_20_Text"/>
      <text:p text:style-name="Preformatted_20_Text">Se l'azione contiene un “{“, allora l'azione si espande fino a quando si trova il carattere “}” che lo bilancia, e l'azione può comprendere più linee.</text:p>
      <text:p text:style-name="Preformatted_20_Text">Flex riconosce le stringhe in C ed i commenti, e non viene ingannato da parentesi comprese dentro di essi, ma consente che le azioni inizino per “%{“ e finiscano comprendendo tutto il testo fino al prossimo “%}”, senza preoccuparsi di parentesi ordinarie dentro l'azione.</text:p>
      <text:p text:style-name="Preformatted_20_Text"/>
      <text:p text:style-name="Preformatted_20_Text">Un'azione consistente di una singola barra verticale, “|”, significa “la stessa azione della prossima regola”. Vedere avanti per un esempio.</text:p>
      <text:p text:style-name="Preformatted_20_Text"/>
      <text:p text:style-name="Preformatted_20_Text">Le azioni possono includere codice C arbitrario, inclusa l'espressione “return” per tornare un valore alla routine “yylex()”. Ogni volta che viene chiamata “yylex()” essa continua a processare token da dove aveva lasciato fino a che raggiunge la fine del file o trova un return.</text:p>
      <text:p text:style-name="Preformatted_20_Text"/>
      <text:p text:style-name="Preformatted_20_Text">Le azioni sono libere di modificare “yytext” ad esclusione di modifiche alla sua lunghezza (aggiungendo caratteri alla fine si sovrascrivono i prossimi caratteri dell'input stream). Questo comunque non si applica quando si usa un %array. In questo caso “yytext” può esser modificato liberamente in tutti i modi.</text:p>
      <text:p text:style-name="Preformatted_20_Text"/>
      <text:p text:style-name="Preformatted_20_Text">Le azioni sono libere id modificare “yyleng” eccetto che non dovrebbero farlo se l'azione già include l'uso di “yymore()”. (vedere avanti)</text:p>
      <text:p text:style-name="Preformatted_20_Text"/>
      <text:p text:style-name="Preformatted_20_Text">Vi sono alcune direttive speciali che possono essere incluse un una azione, e sono:</text:p>
      <text:p text:style-name="Preformatted_20_Text"/>
      <text:p text:style-name="Preformatted_20_Text">'ECHO'</text:p>
      <text:p text:style-name="Preformatted_20_Text"><text:tab/>copia yytext nell'output dello scanner</text:p>
      <text:p text:style-name="Preformatted_20_Text"/>
      <text:p text:style-name="Preformatted_20_Text">'BEGIN'</text:p>
      <text:p text:style-name="Preformatted_20_Text"><text:tab/>seguito dal nome della condizione di inizio, porta lo scanner nella corrispondete posizione di inizio</text:p>
      <text:p text:style-name="Preformatted_20_Text"/>
      <text:p text:style-name="Preformatted_20_Text">'REJECT'</text:p>
      <text:p text:style-name="Preformatted_20_Text"><text:tab/>dice allo scanner di procedere alla “seconda miglior” regola che matcha l'input (o un prefisso dell'input). La regola è scelta come descritto di seguito nella nota Matching, e “yytext” e “yyleng” vengono settate in modo appropriato. Essa può essere o una che ha matchato quanto più testo della regola originaria ma che viene dopo nell'input file di flex, oppure una che matcha meno testo. Ad esempio, la seguente regola conta le parole nell'input e chiama la routine “special()” ogni qualvolta trova “frob”:</text:p>
      <text:p text:style-name="Preformatted_20_Text"/>
      <text:p text:style-name="Preformatted_20_Text"><text:tab/><text:tab/>int word_count = 0;</text:p>
      <text:p text:style-name="Preformatted_20_Text"><text:tab/>%%</text:p>
      <text:p text:style-name="Preformatted_20_Text"><text:tab/>frob<text:tab/><text:tab/>special(); REJECT;</text:p>
      <text:p text:style-name="Preformatted_20_Text"><text:tab/>[^ \t\n]+<text:tab/>++word_count;</text:p>
      <text:p text:style-name="Preformatted_20_Text"/>
      <text:p text:style-name="Preformatted_20_Text">Senza REJECT, ogni occorrenza di 'frob' nell'input non sarà contata come parola, poiché lo scanner normalmente esegue solo una azione per token. Usi multipli di REJECT sono consentiti, ognuno dei quali ricerca la miglior scelta alla regola corrente. Ad esempio, quando lo scanner seguente scansiona il token 'abcd', esso scriverà 'abcdabcaba' nel suo output:</text:p>
      <text:p text:style-name="Preformatted_20_Text"/>
      <text:p text:style-name="Preformatted_20_Text"><text:tab/>%%</text:p>
      <text:p text:style-name="Preformatted_20_Text"><text:tab/>a <text:tab/>|</text:p>
      <text:p text:style-name="Preformatted_20_Text"><text:tab/>ab <text:tab/>|</text:p>
      <text:p text:style-name="Preformatted_20_Text"><text:tab/>abc<text:tab/>|</text:p>
      <text:p text:style-name="Preformatted_20_Text"><text:tab/>abcd<text:tab/>ECHO; REJECT;</text:p>
      <text:p text:style-name="Preformatted_20_Text"><text:tab/>.|\n<text:tab/>/* mangia ogni carattere non trovato*/</text:p>
      <text:p text:style-name="Preformatted_20_Text"/>
      <text:p text:style-name="Preformatted_20_Text">Le prime tre regole condividono la quarta azione poiché esse usano l'azione speciale '|'.</text:p>
      <text:p text:style-name="Preformatted_20_Text"/>
      <text:p text:style-name="Preformatted_20_Text">'REJECT' è una caratteristica particolarmente dispendiosa in termini di performance dello scanner; se usata in ogni azione dello scanner essa rallenterà tutti i matching dello scanner. Notare che 'REJECT' non può essere usata con le opzioni dello scanner '-Cf' o '-CF'.</text:p>
      <text:p text:style-name="Preformatted_20_Text"/>
      <text:p text:style-name="Preformatted_20_Text">Notare anche che a differenza delle altre azioni speciali , 'REJECT' è una _branch_. Il codice immediatamente seguente l'azione non sarà eseguito,</text:p>
      <text:p text:style-name="Preformatted_20_Text"/>
      <text:p text:style-name="Preformatted_20_Text">'yymore()'</text:p>
      <text:p text:style-name="Preformatted_20_Text"><text:tab/>dice allo scanner che la prossima volta che matcha una regola, il token corrispondente dovrà essere accodato al valore corrente di 'yytext' piuttosto che rimpiazzarlo. Ad esempio dando l'input 'mega-kludge' il prossimo esempio darà in output 'mega-mega-kludge':</text:p>
      <text:p text:style-name="Preformatted_20_Text"/>
      <text:p text:style-name="Preformatted_20_Text"><text:tab/>%%</text:p>
      <text:p text:style-name="Preformatted_20_Text"><text:tab/>mega-<text:tab/><text:tab/>ECHO; yymore();</text:p>
      <text:p text:style-name="Preformatted_20_Text"><text:tab/>kludge<text:tab/><text:tab/>ECHO;</text:p>
      <text:p text:style-name="Preformatted_20_Text"/>
      <text:p text:style-name="Preformatted_20_Text">Il primo 'mega-' viene trovato e scritto in output. Quindi 'kludge' viene trovato, ma il precedente 'mega-' è ancora presente all'inizio di 'yytext' per cui la regola di echo per 'kludge' scriverà 'mega-kludge'</text:p>
      <text:p text:style-name="Preformatted_20_Text"/>
      <text:p text:style-name="Preformatted_20_Text"/>
      <text:p text:style-name="Preformatted_20_Text">Note su “yymore()”. Primo esso dipende dal valore di 'yyleng' che riflette esattamente la grandezza dei token correnti, per cui non si deve modificare 'yyleng' se si usa “yymore()”. Secondo la presenza di “yymore()” nelle azioni dello scanner introduce una penalità di performance minore nella velocità di matching dello scanner.</text:p>
      <text:p text:style-name="Preformatted_20_Text"/>
      <text:p text:style-name="Preformatted_20_Text">'yyless(n)'</text:p>
      <text:p text:style-name="Preformatted_20_Text"><text:tab/>torna tutti i caratteri eccetto i primi n del token corrente verso l'input stream, dove essi verranno riscansionati quando lo scanner cercherà la prossima regola. 'yytexy' e 'yyleng' verranno propriamente sistemati (e.g. 'yyleng' sarà uguale a 'n'). Ad esempio, dando in input 'foobar' il prossimo codice darà in output 'foobarbar'</text:p>
      <text:p text:style-name="Preformatted_20_Text"/>
      <text:p text:style-name="Preformatted_20_Text"><text:tab/>%%</text:p>
      <text:p text:style-name="Preformatted_20_Text"><text:tab/>foobar<text:tab/><text:tab/>ECHO; yyless(3);</text:p>
      <text:p text:style-name="Preformatted_20_Text"><text:tab/>[a-z]+<text:tab/><text:tab/>ECHO;</text:p>
      <text:p text:style-name="Preformatted_20_Text"/>
      <text:p text:style-name="Preformatted_20_Text">Passando come argomento lo 0 a 'yyless()' causerà una nuova scansione dell'intera stringa di input corrente. A meno di aver cambiato il modo in cui lo scanner processerà l'input successivo (ad esempio usando 'BEGIN'), questo causerà un loop infinito.</text:p>
      <text:p text:style-name="Preformatted_20_Text"/>
      <text:p text:style-name="Preformatted_20_Text">Notare che 'yyless()' è una macro e può essere usata solo per l'input file di flex, e non acceduta da altri file sorgenti.</text:p>
      <text:p text:style-name="Preformatted_20_Text"/>
      <text:p text:style-name="Preformatted_20_Text">'unput(c)'</text:p>
      <text:p text:style-name="Preformatted_20_Text">mette il carattere 'c' nuovamente nell'input stream. Esso sarà il prossimo carattere scansionato. La prossima azione prenderà il token corrente e causerà la sua scansione racchiusa tra parentesi.</text:p>
      <text:p text:style-name="Preformatted_20_Text"/>
      <text:p text:style-name="Preformatted_20_Text"><text:tab/>{</text:p>
      <text:p text:style-name="Preformatted_20_Text"><text:tab/>int i;</text:p>
      <text:p text:style-name="Preformatted_20_Text"><text:tab/>/*Copia yytext in quanto unput() cancellerà yytext*/</text:p>
      <text:p text:style-name="Preformatted_20_Text"><text:tab/>char *yycopy = strdup(yytext);</text:p>
      <text:p text:style-name="Preformatted_20_Text"><text:tab/>unput(')');</text:p>
      <text:p text:style-name="Preformatted_20_Text"><text:tab/>for( i = yyleng – 1; i &gt;= 0; --i)</text:p>
      <text:p text:style-name="Preformatted_20_Text"><text:tab/><text:tab/>unput( yycopy[i] );</text:p>
      <text:p text:style-name="Preformatted_20_Text"><text:tab/>unput('(');</text:p>
      <text:p text:style-name="Preformatted_20_Text"><text:tab/>free(yycopy);</text:p>
      <text:p text:style-name="Preformatted_20_Text"><text:tab/>}</text:p>
      <text:p text:style-name="Preformatted_20_Text"/>
      <text:p text:style-name="Preformatted_20_Text">Notare che siccome unput() mette il carattere passato all'inizio dello stream di input, la riscrittura di una stringa deve esser fatta dalla fine all'inizio.</text:p>
      <text:p text:style-name="Preformatted_20_Text"/>
      <text:p text:style-name="Preformatted_20_Text">Un potenziale importante problema che si riscontra usando unput() è che se sis sta usando un %pointer (default), una chiamata a unput() distruggerà il contenuto di yytext, iniziando con il suo carattere più a destra e divorando un carattere alla sinistra ad ogni chiamata. Se si necessita che 'yytext' sia preservato dopo una chiamata a unput(), come nell'esempio precedente, bisogna o copiarlo, o costruire uno scanner di tipo %array.</text:p>
      <text:p text:style-name="Preformatted_20_Text"/>
      <text:p text:style-name="Preformatted_20_Text">Infine notare che non è possibile rimettere indietro un 'EOF' per marcare l'input stream con un end-of-file.</text:p>
      <text:p text:style-name="Preformatted_20_Text"/>
      <text:p text:style-name="Preformatted_20_Text">'input()'</text:p>
      <text:p text:style-name="Preformatted_20_Text">legge il prossimo carattere dall'input stream. Ad esempio, il prossimo codice è un modo per mangiare i commenti in C:</text:p>
      <text:p text:style-name="Preformatted_20_Text"/>
      <text:p text:style-name="Preformatted_20_Text"><text:tab/></text:p>
      <text:p text:style-name="Preformatted_20_Text"><text:tab/>%%</text:p>
      <text:p text:style-name="Preformatted_20_Text"><text:tab/>“/*”<text:tab/>{</text:p>
      <text:p text:style-name="Preformatted_20_Text"><text:tab/><text:tab/>register int c;</text:p>
      <text:p text:style-name="Preformatted_20_Text"><text:tab/><text:tab/>for( ; ; )</text:p>
      <text:p text:style-name="Preformatted_20_Text"><text:tab/><text:tab/><text:tab/>{</text:p>
      <text:p text:style-name="Preformatted_20_Text"><text:tab/><text:tab/><text:tab/>while( (c = input()) != '*' &amp;&amp; c != EOF )</text:p>
      <text:p text:style-name="Preformatted_20_Text"><text:tab/><text:tab/><text:tab/><text:tab/>;<text:tab/>/* mangia il testo dei commenti */</text:p>
      <text:p text:style-name="Preformatted_20_Text"><text:tab/><text:tab/><text:tab/>if( c == '*' )</text:p>
      <text:p text:style-name="Preformatted_20_Text"><text:tab/><text:tab/><text:tab/><text:tab/>{</text:p>
      <text:p text:style-name="Preformatted_20_Text"><text:tab/><text:tab/><text:tab/><text:tab/>while( (c = input()) == '*')</text:p>
      <text:p text:style-name="Preformatted_20_Text"><text:tab/><text:tab/><text:tab/><text:tab/><text:tab/>;</text:p>
      <text:p text:style-name="Preformatted_20_Text"><text:tab/><text:tab/><text:tab/><text:tab/>if( c == '/')</text:p>
      <text:p text:style-name="Preformatted_20_Text"><text:tab/><text:tab/><text:tab/><text:tab/><text:tab/>break; /*trovata la fine del commento*/</text:p>
      <text:p text:style-name="Preformatted_20_Text"><text:tab/><text:tab/><text:tab/><text:tab/>} </text:p>
      <text:p text:style-name="Preformatted_20_Text"><text:tab/><text:tab/><text:tab/>if( c== EOF )</text:p>
      <text:p text:style-name="Preformatted_20_Text"><text:tab/><text:tab/><text:tab/><text:tab/>{</text:p>
      <text:p text:style-name="Preformatted_20_Text"><text:tab/><text:tab/><text:tab/><text:tab/>error(“EOF in comment”);</text:p>
      <text:p text:style-name="Preformatted_20_Text"><text:tab/><text:tab/><text:tab/><text:tab/>break;</text:p>
      <text:p text:style-name="Preformatted_20_Text"><text:tab/><text:tab/><text:tab/><text:tab/>}</text:p>
      <text:p text:style-name="Preformatted_20_Text"><text:tab/><text:tab/><text:tab/>}</text:p>
      <text:p text:style-name="Preformatted_20_Text"><text:tab/><text:tab/>}</text:p>
      <text:p text:style-name="Preformatted_20_Text"/>
      <text:p text:style-name="Preformatted_20_Text"/>
      <text:p text:style-name="Preformatted_20_Text">Notare che se lo scanner viene compilato usando 'C++' allora la funzione 'input()' è invece riferita come 'yyinput()', in modo da non avere uno scontro con la funzione di stream del 'C++'.</text:p>
      <text:p text:style-name="Preformatted_20_Text"/>
      <text:p text:style-name="Preformatted_20_Text">'YY_FLUSH_BUFFER()'</text:p>
      <text:p text:style-name="Preformatted_20_Text">svuota il buffer interno dello scanner in modo che la prossima volta che lo scanner trova un token, prima riempirà il buffer usando 'YY_INPUT()'. Questa azione è un caso speciale della più generale 'yy_flush_buffer()', descritta in Multiple input Buffer.</text:p>
      <text:p text:style-name="Preformatted_20_Text"/>
      <text:p text:style-name="Preformatted_20_Text">'yyterminate()'</text:p>
      <text:p text:style-name="Preformatted_20_Text">può essere usata al posto di un return in una azione. Essa termima lo scanner e torna 0 al chiamante dello scanner, indicando che tutto è terminato bene. Per default la funzione viene chiamata ance quando si incontra un EOF. E' una macro che può essere ridefinita.</text:p>
      <text:p text:style-name="Preformatted_20_Text"/>
      <text:p text:style-name="Preformatted_20_Text"/>
      <text:p text:style-name="Preformatted_20_Text"/>
      <text:h text:style-name="Heading_20_2" text:outline-level="2">9 Scanner Generato</text:h>
      <text:p text:style-name="Preformatted_20_Text"/>
      <text:p text:style-name="Preformatted_20_Text">L'output di flex è il file lex.yy.c, che contiene la rutine di scanning 'yylex()', un numero di tabelle usate da essa per trovare i token, e un numero di routine e macro ausiliarie. Per default 'yylex() è dichiarato come segue:</text:p>
      <text:p text:style-name="Preformatted_20_Text"/>
      <text:p text:style-name="Preformatted_20_Text"><text:tab/>int yylex()</text:p>
      <text:p text:style-name="Preformatted_20_Text"><text:tab/><text:tab/>{</text:p>
      <text:p text:style-name="Preformatted_20_Text"><text:tab/><text:tab/>...varie definizioni ed azioni qui...</text:p>
      <text:p text:style-name="Preformatted_20_Text"><text:tab/><text:tab/>}</text:p>
      <text:p text:style-name="Preformatted_20_Text"/>
      <text:p text:style-name="Preformatted_20_Text">Se l'ambiente usato supporta le funzioni prototipo, allora esso sarà 'int yylex(void)'. Questa definizione può esser modificata definendo la macro 'YY_DECL'. Ade esempio si può usare:</text:p>
      <text:p text:style-name="Preformatted_20_Text"/>
      <text:p text:style-name="Preformatted_20_Text"><text:tab/>#define YY_DECL float lexscan( a, b) float a, b;</text:p>
      <text:p text:style-name="Preformatted_20_Text"/>
      <text:p text:style-name="Preformatted_20_Text">per dare alla rutine di scannign il nome 'lexscan', far tornare un float e prendere due float come argomento. Notare che passare argomenti alla routine usando una definizione di funzione in stile K&amp;R non-prototipata, occorrerà terminarela definizione con un punto e virgola (;).</text:p>
      <text:p text:style-name="Preformatted_20_Text"/>
      <text:p text:style-name="Preformatted_20_Text"/>
      <text:p text:style-name="Preformatted_20_Text">Flex genera definizioni di funzioni 'C99' per default. Comunque flex ha la capacità di generare definizioni di funzioni con codice obsoleto, er, o tradizionale. Sfortunatamente, le definizioni tradizionali non ci consentono di usare tipi di dato più piccoli di un intero (come short, char, o bool) come argomenti per le funzioni. Per questa ragione, le versioni future di flex genereranno solo codice C99, lasciando lo stile H&amp;R agli storici.</text:p>
      <text:p text:style-name="Preformatted_20_Text">Attualmente se non si vugliono definizioni C99, occorre usare '%option noansi-definitions'.</text:p>
      <text:p text:style-name="Preformatted_20_Text"/>
      <text:p text:style-name="Preformatted_20_Text">Ogni volta che 'yylex()' viene chiamata, essa scandisce i token dal file globale 'yyin' (che per default è lo standard input, stdin). Essa continua sino a che o raggiunge EOF ( e quindi restituisce 0 come valore di ritorno), oppure una o più azioni eseguono una return.</text:p>
      <text:p text:style-name="Preformatted_20_Text"/>
      <text:p text:style-name="Preformatted_20_Text">Se lo scanner raggiunge l'EOF, chiamate successive non sono definite a meno che 'yyin' sia fatto puntare ad un altro file di input (in tal caso la scansione riparte con questo nuovo file), oppure venga chiamata 'yyrestart()'.</text:p>
      <text:p text:style-name="Preformatted_20_Text">'yyrestart()' prende un argomento, un puntatore a FILE, 'FILE *' (che può essere NULL se si è impostata la variabile 'YY_INPUT' per scansionare da sorgente diversa da 'yyin'), ed inizializza 'yyin' per scansionare da quel file.</text:p>
      <text:p text:style-name="Preformatted_20_Text">Essenzialmente non vi è differenza tra l'assegnazione di 'yyin' ad un nuovo file di input o usare 'yyrestart()' per raggiungere lo scopo; quest'ultimo metodo è reso disponibile per compatibilità tra versioni precedenti di flex, e perchùè può esser usato per switchare ad altri file di input durante la scansione. Può essere usata anche per scartare il buffer di input corrente, chiamandola passando come argomento 'yyin'; ma è meglio usare 'YY_FLUSH_BUFFER' ( vedere le Azioni ). Notare che 'yyrestart()' non resetta la condizione iniziale a 'INITIAL' (vedere le Condizioni Iniziali).</text:p>
      <text:p text:style-name="Preformatted_20_Text"/>
      <text:p text:style-name="Preformatted_20_Text">Se 'yylex()' termina la scansione per via dell'esecuzione di un return in una azione, lo scanner può esser chiamato nuovamente ed esso continuerà da dove aveva lasciato.</text:p>
      <text:p text:style-name="Preformatted_20_Text"/>
      <text:p text:style-name="Preformatted_20_Text">Per default (e per scopi di efficienza), lo scanner usa letture di blocchi piuttosto che semplici chiamate a 'getc()' per leggere i caratteri da 'yyin'. Il modo in cui esso debba prendere i caratteri può esser controllato agendo sulla macro 'YY_INPUT'. La sequenza di chiamata per 'YY_INPUT()' è 'YY_INPUT(buf,result,max_size)'. La sua azione è di piazzare 'max_size' caratteri nell'array di caratteri 'buf' e di ritornare nella variabile intera 'result' o il numero di caratteri letti o la costante 'YY_NULL' (0 su sistemi UNIX) per indicare EOF. La 'YY_INPUT' di default legge dal puntatore a file globale 'yyin'.</text:p>
      <text:p text:style-name="Preformatted_20_Text"/>
      <text:p text:style-name="Preformatted_20_Text">Di seguito un esempio di definizione di 'YY_INPUT' (nella sezione di definizione dell'input file):</text:p>
      <text:p text:style-name="Preformatted_20_Text"/>
      <text:p text:style-name="P2">%{</text:p>
      <text:p text:style-name="P2">#define YY_INPUT(buf,result,max_size) \</text:p>
      <text:p text:style-name="P2"><text:tab/>{ \</text:p>
      <text:p text:style-name="P2"><text:tab/>int c = getchar();</text:p>
      <text:p text:style-name="P2"><text:tab/>result = (c == EOF) ? YY_NULL : (buf[0] = c, 1); \</text:p>
      <text:p text:style-name="P2"><text:tab/>}</text:p>
      <text:p text:style-name="P2">%}</text:p>
      <text:p text:style-name="P2"/>
      <text:p text:style-name="Preformatted_20_Text">Questa definizione cambierà il processamento dell'input in modo che avvenga un carattere alla volta.</text:p>
      <text:p text:style-name="Preformatted_20_Text"/>
      <text:p text:style-name="Preformatted_20_Text">Quando lo scanner riceve una indicazione di EOF da 'YY_INPUT', esso controlla la funzione 'yywrap()'. Se 'yywrap()' ritorna false (zero), allora esso assume che la funzione è andata avanti e setta 'yyin' per puntare ad una altro file, e la scansione può continuare. Se invece torna true (non-zero), allora lo scanner termina, tornando 0 al chiamante. Notare che in entrambi i casi, la condizione di inizio rimane invariata; essa non viene reimpostata a 'INITIAL'.</text:p>
      <text:p text:style-name="Preformatted_20_Text"/>
      <text:p text:style-name="Preformatted_20_Text">Se non si vuole fornire una propria versione di 'yywrap()', allora si deve o usare '%option noyywrap' (in questo modo lo scanner si comporta come se yywrap tornasse 1), oppure occorre linkare con l'opzione '-lfl' per ottenere la versione di default della routine, che torna sempre 1.</text:p>
      <text:p text:style-name="Preformatted_20_Text"/>
      <text:p text:style-name="Preformatted_20_Text">Per la scansione di buffer in memoria (e.g. Stringe di scansione), vedere le Stringe di scansione. Vedere Buffer di input multipli.</text:p>
      <text:p text:style-name="Preformatted_20_Text"/>
      <text:p text:style-name="Preformatted_20_Text">Lo scanner scrive il suo output 'ECHO' nella variabile globale 'yyout' (per default lo standard output, 'stdou'), che può esser ridefinito dall'utente semplicemente assegnandogli qaulche altro puntatore a 'FILE'.</text:p>
      <text:p text:style-name="Preformatted_20_Text"/>
      <text:p text:style-name="Preformatted_20_Text"/>
      <text:h text:style-name="Heading_20_2" text:outline-level="2">10 Condizioni iniziali</text:h>
      <text:p text:style-name="Preformatted_20_Text"/>
      <text:p text:style-name="Preformatted_20_Text">Flex offre un meccanismo per attivare in modo condizionale le regole. Ogni regola il cui pattern ha prefisso '&lt;sc&gt;' sarà attivata solo quando lo scanner è nella 'condizione iniziale', detta 'sc' (start condition). Ad esempio:</text:p>
      <text:p text:style-name="Preformatted_20_Text"/>
      <text:p text:style-name="Preformatted_20_Text"><text:tab/>&lt;STRING&gt;[^”]*<text:tab/>{/* mangia il corpo della stringa... */</text:p>
      <text:p text:style-name="Preformatted_20_Text"><text:tab/><text:tab/><text:tab/>. . . </text:p>
      <text:p text:style-name="Preformatted_20_Text"><text:tab/><text:tab/><text:tab/>}</text:p>
      <text:p text:style-name="Preformatted_20_Text">sarà attivata solo quando lo scanner è nella condizione iniziale 'STRING', e</text:p>
      <text:p text:style-name="Preformatted_20_Text"/>
      <text:p text:style-name="Preformatted_20_Text"><text:tab/>&lt;INITIAL,STRING,QUOTE&gt;\.<text:tab/><text:tab/>{/* manipola un escape... */</text:p>
      <text:p text:style-name="Preformatted_20_Text"><text:tab/><text:tab/><text:tab/>. . .</text:p>
      <text:p text:style-name="Preformatted_20_Text"><text:tab/><text:tab/><text:tab/>}</text:p>
      <text:p text:style-name="Preformatted_20_Text">sarà attivata solo quando la condizione iniziale corrente è o 'INITIAL', 'STRING', oppure 'QUOTE'.</text:p>
      <text:p text:style-name="Preformatted_20_Text"/>
      <text:p text:style-name="Preformatted_20_Text">Le condizioni iniziali sono dichiarate nella prima parte della sezione di definizione dell'input usando linee non indentate che iniziano o con '%s' o '%x' seguiti da una lista di nomi. Il primo modo dichiara condizioni iniziali 'inclusive', l'ultimo 'esclusive'. Una condizione iniziale è attivata usando l'azione 'BEGIN'. Finché la prossima istruzione 'BEGIN' azione non viene eseguita, le regole con la data condizione iniziale saranno attive, mentre le regole con altre condizioni iniziali saranno inattive. <text:s/></text:p>
      <text:p text:style-name="Preformatted_20_Text">Se la condizione iniziale è inclusiva, allora saranno <text:s/>attive anche le regole senza condizione iniziale. Se esclusiva, allora saranno attive solo le regole qualificate con condizioni iniziali. Un insieme di regole contingenti alla stessa condizione iniziale esclusiva descrivono un scanner indipendente da ogni altra regola dell'input di flex. Dato questo, le condizioni iniziali esclusive rendono possibile specificare facilmente 'mini-scanner' che analizzano porzioni dell'input che sono sintatticamente differenti dal resto (ad esempio i commenti).</text:p>
      <text:p text:style-name="Preformatted_20_Text"/>
      <text:p text:style-name="Preformatted_20_Text">Se la distinzione tra condizioni iniziali esclusive ed inclusive è ancora vaga, di seguito è riportato un esempio che illustra il collegamento tra le due. Gli insiemi di regole:</text:p>
      <text:p text:style-name="Preformatted_20_Text"/>
      <text:p text:style-name="Preformatted_20_Text"><text:tab/>%s esempio</text:p>
      <text:p text:style-name="Preformatted_20_Text"><text:tab/>%%</text:p>
      <text:p text:style-name="Preformatted_20_Text"><text:tab/></text:p>
      <text:p text:style-name="Preformatted_20_Text"><text:tab/>&lt;esempio&gt;foo<text:tab/><text:tab/>fai_qualcosa();</text:p>
      <text:p text:style-name="Preformatted_20_Text"/>
      <text:p text:style-name="Preformatted_20_Text"><text:tab/>bar<text:tab/><text:tab/><text:tab/>fai_altro();</text:p>
      <text:p text:style-name="Preformatted_20_Text"/>
      <text:p text:style-name="Preformatted_20_Text">è equivalente a </text:p>
      <text:p text:style-name="Preformatted_20_Text"/>
      <text:p text:style-name="Preformatted_20_Text"><text:tab/>%x esempio</text:p>
      <text:p text:style-name="Preformatted_20_Text"/>
      <text:p text:style-name="Preformatted_20_Text"><text:tab/>&lt;esempio&gt;foo<text:tab/><text:tab/>fai_qualcosa();</text:p>
      <text:p text:style-name="Preformatted_20_Text"/>
      <text:p text:style-name="Preformatted_20_Text"><text:tab/>&lt;INITIAL,esempio&gt;bar<text:tab/>fai_altro();</text:p>
      <text:p text:style-name="Preformatted_20_Text"/>
      <text:p text:style-name="Preformatted_20_Text">Senza il qualificatore '&lt;INITIAL,esempio&gt;', il pattern 'bar' del secondo esempio non sarebbe stato attivo (cioè non poteva esser trovato) nella condizione iniziale nominata 'esempio'. Se si usava solo '&lt;esempio&gt;' per qualificare 'bar', allora esso sarebbe stato attivo solo nella condizione iniziale 'esempio' e non in 'INITIAL', mentre nel primo esempio è attivo in entrambe, perché nel primo esempio la condizione iniziale 'esempio' è dichiarata come inclusiva ('%s').</text:p>
      <text:p text:style-name="Preformatted_20_Text"/>
      <text:p text:style-name="Preformatted_20_Text">Notare anche che esiste uno specificatore per la condizione iniziale speciale '&lt;*&gt;' che corrisponde a qualsiasi condizione iniziale. Quindi l'esempio poteva essere scritto anche così:</text:p>
      <text:p text:style-name="Preformatted_20_Text"/>
      <text:p text:style-name="Preformatted_20_Text"><text:tab/>%x esempio</text:p>
      <text:p text:style-name="Preformatted_20_Text"><text:tab/>%%</text:p>
      <text:p text:style-name="Preformatted_20_Text"><text:tab/></text:p>
      <text:p text:style-name="Preformatted_20_Text"><text:tab/>&lt;esempio&gt;foo<text:tab/><text:tab/>fai_qualcosa();</text:p>
      <text:p text:style-name="Preformatted_20_Text"><text:tab/>&lt;*&gt;bar<text:tab/><text:tab/><text:tab/>fai_altro();</text:p>
      <text:p text:style-name="Preformatted_20_Text"/>
      <text:p text:style-name="Preformatted_20_Text">La regola di default (che manda in 'ECHO' ogni carattere non trovato) resta attiva nelle condizioni iniziali. Il ché è equivalente a:</text:p>
      <text:p text:style-name="Preformatted_20_Text"/>
      <text:p text:style-name="Preformatted_20_Text"><text:tab/>&lt;*&gt;.|\n<text:tab/>ECHO;</text:p>
      <text:p text:style-name="Preformatted_20_Text"/>
      <text:p text:style-name="Preformatted_20_Text">'BEGIN(0)' torna allo stato originale dove solo le regole senza condizioni iniziali sono attive. Questo stato può essere riferito anche come condizione iniziale 'INITIAL', per cui 'BEGIN(INITIAL)' è equivalente a 'BEGIN(0)'. (le parentesi intorno al nome della condizione iniziale non sono richieste ma vengono considerate un buono stile).</text:p>
      <text:p text:style-name="Preformatted_20_Text"/>
      <text:p text:style-name="Preformatted_20_Text">Le azioni 'BEGIN' possono anche essere date come codice indentato all'inizio di una sezione di regole. Ad esempio il prossimo codice causerà l'entrata dello scanner nella condizione iniziale 'SPECIAL' ogni volta che 'yylex()' viene chiamata e la variabile globale 'enter_special' è messa a true:</text:p>
      <text:p text:style-name="Preformatted_20_Text"/>
      <text:p text:style-name="Preformatted_20_Text"><text:tab/><text:tab/>int enter_special;</text:p>
      <text:p text:style-name="Preformatted_20_Text"/>
      <text:p text:style-name="Preformatted_20_Text"><text:tab/>%x SPECIAL</text:p>
      <text:p text:style-name="Preformatted_20_Text"><text:tab/>%%</text:p>
      <text:p text:style-name="Preformatted_20_Text"><text:tab/><text:tab/>if ( enter_special ) </text:p>
      <text:p text:style-name="Preformatted_20_Text"><text:tab/><text:tab/><text:tab/>BEGIN(SPECIAL);</text:p>
      <text:p text:style-name="Preformatted_20_Text"/>
      <text:p text:style-name="Preformatted_20_Text"><text:tab/>&lt;SPECIAL&gt;blablabla...</text:p>
      <text:p text:style-name="Preformatted_20_Text"><text:tab/>. . . altre regole . . </text:p>
      <text:p text:style-name="Preformatted_20_Text"/>
      <text:p text:style-name="Preformatted_20_Text">Per mostrare l'uso delle condizioni iniziali, viene mostrato uno scanner che fornisce due diverse interpretazioni di una stringa come '123.456'. Per default esso la tratta come tre token, l'intero '123', un punto, e l'intero '456'. Ma se la stringa è preceduta prima nella riga dalla stringa 'aspetta-floats' essa sarà trattata come singolo token, ovvero il numero in virgola mobile '123.456':</text:p>
      <text:p text:style-name="Preformatted_20_Text"/>
      <text:p text:style-name="Preformatted_20_Text"><text:tab/>%{</text:p>
      <text:p text:style-name="Preformatted_20_Text"><text:tab/>#include &lt;math.h&gt;</text:p>
      <text:p text:style-name="Preformatted_20_Text"><text:tab/>%}</text:p>
      <text:p text:style-name="Preformatted_20_Text"><text:tab/></text:p>
      <text:p text:style-name="Preformatted_20_Text"><text:tab/>%s aspetta</text:p>
      <text:p text:style-name="Preformatted_20_Text"/>
      <text:p text:style-name="Preformatted_20_Text"><text:tab/>%%</text:p>
      <text:p text:style-name="Preformatted_20_Text"><text:tab/>aspetta-floats<text:tab/>BEGIN(aspetta);</text:p>
      <text:p text:style-name="Preformatted_20_Text"><text:tab/></text:p>
      <text:p text:style-name="Preformatted_20_Text"><text:tab/>&lt;aspetta&gt;[0-9]<text:a xlink:type="simple" xlink:href="mailto:+@samp">+@samp</text:a>.}[0-9]+<text:tab/>{</text:p>
      <text:p text:style-name="Preformatted_20_Text"><text:tab/><text:tab/><text:tab/>printf(“trovato un float, = %f\n”, atof(yytext)));</text:p>
      <text:p text:style-name="Preformatted_20_Text"><text:tab/><text:tab/><text:tab/>}</text:p>
      <text:p text:style-name="Preformatted_20_Text"/>
      <text:p text:style-name="Preformatted_20_Text"><text:tab/>&lt;aspetta&gt;\n<text:tab/>{</text:p>
      <text:p text:style-name="Preformatted_20_Text"><text:tab/><text:tab/><text:tab/>/* <text:tab/>questo è il fine linea, per cui abbiamo bisogno </text:p>
      <text:p text:style-name="Preformatted_20_Text"><text:tab/><text:tab/><text:tab/> *<text:tab/>di un altro 'aspetta-numero', prima di riconoscere ogni altro</text:p>
      <text:p text:style-name="Preformatted_20_Text"><text:tab/><text:tab/><text:tab/> * <text:tab/>numero</text:p>
      <text:p text:style-name="Preformatted_20_Text"><text:tab/><text:tab/><text:tab/> */</text:p>
      <text:p text:style-name="Preformatted_20_Text"><text:tab/><text:tab/><text:tab/>BEGIN(INITIAL);</text:p>
      <text:p text:style-name="Preformatted_20_Text"><text:tab/><text:tab/><text:tab/>}</text:p>
      <text:p text:style-name="Preformatted_20_Text"><text:tab/>[0-9]+<text:tab/><text:tab/>{</text:p>
      <text:p text:style-name="Preformatted_20_Text"><text:tab/><text:tab/><text:tab/>printf(“trovato un intero, = %d\n”, atoi(yytext));</text:p>
      <text:p text:style-name="Preformatted_20_Text"><text:tab/><text:tab/><text:tab/>}</text:p>
      <text:p text:style-name="Preformatted_20_Text"><text:tab/>“.”<text:tab/><text:tab/>printf(“trovato un punto\n”);</text:p>
      <text:p text:style-name="Preformatted_20_Text"/>
      <text:p text:style-name="Preformatted_20_Text"/>
      <text:p text:style-name="Preformatted_20_Text">Di seguito un esempio di scanner che riconosce (e scarta) commenti C mentre mantiene il numero della riga di input corrente:</text:p>
      <text:p text:style-name="Preformatted_20_Text"/>
      <text:p text:style-name="Preformatted_20_Text"><text:tab/>%x comment</text:p>
      <text:p text:style-name="Preformatted_20_Text"><text:tab/>%%</text:p>
      <text:p text:style-name="Preformatted_20_Text"><text:tab/><text:tab/>int line_num = 1;</text:p>
      <text:p text:style-name="Preformatted_20_Text"><text:tab/></text:p>
      <text:p text:style-name="Preformatted_20_Text"><text:tab/>“/*”<text:tab/>BEGIN(comment);</text:p>
      <text:p text:style-name="Preformatted_20_Text"/>
      <text:p text:style-name="Preformatted_20_Text"><text:tab/>&lt;comment&gt;[^*\n]*<text:tab/><text:tab/>/* mangia ogni cosa diversa da '*' */</text:p>
      <text:p text:style-name="Preformatted_20_Text"><text:tab/>&lt;comment&gt;”*”+[^*/\n]*<text:tab/>/* mangia '*' non seguiti da '/'s */</text:p>
      <text:p text:style-name="Preformatted_20_Text"><text:tab/>&lt;comment&gt;\n<text:tab/><text:tab/><text:tab/>++line_num;</text:p>
      <text:p text:style-name="Preformatted_20_Text"><text:tab/>&lt;comment&gt;”*”+”/”<text:tab/><text:tab/>BEGIN(INITIAL);</text:p>
      <text:p text:style-name="Preformatted_20_Text"/>
      <text:p text:style-name="Preformatted_20_Text">Questo scanner ha un po' di difficoltà a trovare quanto più testo possibile con ogni regola. In generale è una grande vittoria provare a scrivere uno scanner ad alta-velocità per cercare di trovare quanto più possibile in ogni regola.</text:p>
      <text:p text:style-name="Preformatted_20_Text"/>
      <text:p text:style-name="Preformatted_20_Text">Notare che i nomi delle condizioni iniziali sono in realtà valori interi e possono essere memorizzati come tali. Per cui, l'esempio visto potrebbe essere esteso nella seguente modalità: </text:p>
      <text:p text:style-name="Preformatted_20_Text"/>
      <text:p text:style-name="P2">%x comment foo</text:p>
      <text:p text:style-name="P2">%%</text:p>
      <text:p text:style-name="P2"><text:tab/>int line_num = 1;</text:p>
      <text:p text:style-name="P2"><text:tab/>int comment_caller;</text:p>
      <text:p text:style-name="P2"/>
      <text:p text:style-name="P2">“/*”<text:tab/>{</text:p>
      <text:p text:style-name="P2"><text:tab/>comment_caller = INITIAL;</text:p>
      <text:p text:style-name="P2"><text:tab/>BEGIN(comment);</text:p>
      <text:p text:style-name="P2"><text:tab/>}</text:p>
      <text:p text:style-name="P2"/>
      <text:p text:style-name="P2">. . .</text:p>
      <text:p text:style-name="P2"/>
      <text:p text:style-name="P2">&lt;foo&gt;”/*”<text:tab/>{</text:p>
      <text:p text:style-name="P2"><text:tab/><text:tab/>comment_caller = foo;</text:p>
      <text:p text:style-name="P2"><text:tab/><text:tab/>BEGIN(comment);</text:p>
      <text:p text:style-name="P2"><text:tab/><text:tab/>}</text:p>
      <text:p text:style-name="P2"/>
      <text:p text:style-name="P2">&lt;comment&gt;[^*\n]*<text:tab/><text:tab/>/* mangia qualsiasi cosa diversa da '*' */</text:p>
      <text:p text:style-name="P2">&lt;comment&gt;”*”+[^*/\n]<text:tab/>/* mangia '*' non seguiti da '/' */</text:p>
      <text:p text:style-name="P2">&lt;comment&gt;\n<text:tab/><text:tab/><text:tab/>++line_num;</text:p>
      <text:p text:style-name="P2">&lt;comment&gt;”*”+”/”<text:tab/><text:tab/>BEGIN(comment_caller);</text:p>
      <text:p text:style-name="P2"/>
      <text:p text:style-name="Preformatted_20_Text"/>
      <text:p text:style-name="Preformatted_20_Text">E' possibile accedere alla condizione iniziale corrente usando ma macro a valore intero 'YY_START'. Ad esempio, il precedente assegnamento a 'comment_caller' può esser scritto</text:p>
      <text:p text:style-name="Preformatted_20_Text"/>
      <text:p text:style-name="Preformatted_20_Text"><text:tab/>commet_caller = YY_START;</text:p>
      <text:p text:style-name="Preformatted_20_Text"/>
      <text:p text:style-name="Preformatted_20_Text">Flex fornisce 'YYSTATE' come alias di 'YY_START' (in quanto usato da lex della AT&amp;T)</text:p>
      <text:p text:style-name="Preformatted_20_Text"/>
      <text:p text:style-name="Preformatted_20_Text">Per motivi storici, le condizioni iniziali non devono avere un proprio name-space all'interno dello scanner generato. I nomi delle conndizioni inziali non sono modificati nello scanner e nell'header generato. Vedere option-header, vedere option-prefix.</text:p>
      <text:p text:style-name="Preformatted_20_Text"/>
      <text:p text:style-name="Preformatted_20_Text"/>
      <text:p text:style-name="Preformatted_20_Text">Infine viene mostrato un esempio di come trovare stringe quotate in stile C usando condizioni iniziali esclusive, incluse le sequenza di escape espanse (ma senza controllo sulla lunghezza eccessiva di una stringa)</text:p>
      <text:p text:style-name="Preformatted_20_Text"/>
      <text:p text:style-name="P2"/>
      <text:p text:style-name="P2">%x str</text:p>
      <text:p text:style-name="P2"/>
      <text:p text:style-name="P2">%%</text:p>
      <text:p text:style-name="P2"><text:tab/>char string_buf[MAX_STR_CONST];</text:p>
      <text:p text:style-name="P2"><text:tab/>char *string_buf_ptr;</text:p>
      <text:p text:style-name="P2"/>
      <text:p text:style-name="P2">\”<text:tab/>string_buf_ptr = string_buf; BEGIN(str);</text:p>
      <text:p text:style-name="P2"/>
      <text:p text:style-name="P2">&lt;str&gt;\”<text:tab/>{ /* <text:s/>trovata virgoletta di chiusura tutto ok */</text:p>
      <text:p text:style-name="P2"><text:tab/><text:tab/>BEGIN(INITIAL);</text:p>
      <text:p text:style-name="P2"><text:tab/><text:tab/>*string_buf_ptr = '\0';</text:p>
      <text:p text:style-name="P2"><text:tab/><text:tab/>/* ritorno tipo token stringa costante e valore al parser */</text:p>
      <text:p text:style-name="P2"><text:tab/><text:tab/>}</text:p>
      <text:p text:style-name="P2"/>
      <text:p text:style-name="P2">&lt;str&gt;\n<text:tab/>{</text:p>
      <text:p text:style-name="P2"><text:tab/><text:tab/>/* errore – costante stringa non terminata */</text:p>
      <text:p text:style-name="P2"><text:tab/><text:tab/>/* generare un messaggio di errore */</text:p>
      <text:p text:style-name="P2"><text:tab/><text:tab/>}</text:p>
      <text:p text:style-name="P2">&lt;str&gt;\\[0-7]{1,3}<text:tab/><text:tab/>{</text:p>
      <text:p text:style-name="P2"><text:tab/><text:tab/>/* sequenza di escape ottali */</text:p>
      <text:p text:style-name="P2"><text:tab/><text:tab/>int result;</text:p>
      <text:p text:style-name="P2"/>
      <text:p text:style-name="P2"><text:tab/><text:tab/>(void) sscanf( yytext + 1, “%0”, &amp;result );</text:p>
      <text:p text:style-name="P2"/>
      <text:p text:style-name="P2"><text:tab/><text:tab/>if ( result &gt; 0xff )</text:p>
      <text:p text:style-name="P2"><text:tab/><text:tab/><text:tab/>/* errore, la costante è fuori range */</text:p>
      <text:p text:style-name="P2"/>
      <text:p text:style-name="P2"><text:tab/><text:tab/>*string_buf_ptr++ = result;</text:p>
      <text:p text:style-name="P2"><text:tab/><text:tab/>}</text:p>
      <text:p text:style-name="P2"/>
      <text:p text:style-name="P2">&lt;str&gt;\\[0-9]+<text:tab/>{</text:p>
      <text:p text:style-name="P2"><text:tab/><text:tab/>/* genera errore – cattiva sequenza di escape; qualcosa tipo '\48'</text:p>
      <text:p text:style-name="P2"><text:tab/><text:tab/> * oppure '\0777777'</text:p>
      <text:p text:style-name="P2"><text:tab/><text:tab/> */</text:p>
      <text:p text:style-name="P2"/>
      <text:p text:style-name="P2">&lt;str&gt;\\n<text:tab/>*string_buf_ptr++ = '\n';</text:p>
      <text:p text:style-name="P2">&lt;str&gt;\\t<text:tab/>*string_buf_ptr++ = '\t';</text:p>
      <text:p text:style-name="P2">&lt;str&gt;\\r<text:tab/>*string_buf_ptr++ = '\r';</text:p>
      <text:p text:style-name="P2">&lt;str&gt;\\b<text:tab/>*string_buf_ptr++ = '\b';</text:p>
      <text:p text:style-name="P2">&lt;str&gt;\\f<text:tab/>*string_buf_ptr++ = '\f';</text:p>
      <text:p text:style-name="P2"/>
      <text:p text:style-name="P2">&lt;str&gt;\\(.|\n)<text:tab/>*string_buf_ptr++ = yytext[1];</text:p>
      <text:p text:style-name="P2"/>
      <text:p text:style-name="P2">&lt;str&gt;[^\\\n\”]+<text:tab/>{</text:p>
      <text:p text:style-name="P2"><text:tab/>char *yptr = yytext;</text:p>
      <text:p text:style-name="P2"/>
      <text:p text:style-name="P2"><text:tab/>while( *yptr )</text:p>
      <text:p text:style-name="P2"><text:tab/><text:tab/>*string_buf_ptr++ = *yptr++;</text:p>
      <text:p text:style-name="P2"><text:tab/>}</text:p>
      <text:p text:style-name="P2"/>
      <text:p text:style-name="Preformatted_20_Text">Spesso, come in alcuni degli esempi visti, si scrivono gruppi di regole che iniziano tutti con le stesse condizioni inziali. Flex rende questa cosa un po' più semplice e pulito introducendo una notazione per scope di condizioni iniziali. Uno scope per condizioni iniziali inizia con:</text:p>
      <text:p text:style-name="Preformatted_20_Text"/>
      <text:p text:style-name="Preformatted_20_Text"><text:tab/>&lt;Scs&gt;{</text:p>
      <text:p text:style-name="Preformatted_20_Text"/>
      <text:p text:style-name="Preformatted_20_Text">dove 'Scs' è una lista di una o più condizioni iniziali. Dentro lo scope, ad ogni regola viene appplicato automaticamente il prefisso 'Scs&gt;', fino a che compare una '}' che corrisponde a quella iniziale. Quindi, ad esempio:</text:p>
      <text:p text:style-name="Preformatted_20_Text"/>
      <text:p text:style-name="Preformatted_20_Text"><text:tab/>&lt;ESC&gt;{</text:p>
      <text:p text:style-name="Preformatted_20_Text"><text:tab/><text:tab/>“\\n”<text:tab/><text:tab/>return '\n';</text:p>
      <text:p text:style-name="Preformatted_20_Text"><text:tab/><text:tab/>“\\r”<text:tab/><text:tab/>return '\r';</text:p>
      <text:p text:style-name="Preformatted_20_Text"><text:tab/><text:tab/>“\\f”<text:tab/><text:tab/>return '\f';</text:p>
      <text:p text:style-name="Preformatted_20_Text"><text:tab/><text:tab/>“\\0”<text:tab/><text:tab/>return '\0';</text:p>
      <text:p text:style-name="Preformatted_20_Text"><text:tab/>}</text:p>
      <text:p text:style-name="Preformatted_20_Text"/>
      <text:p text:style-name="Preformatted_20_Text">che è equivalente a:</text:p>
      <text:p text:style-name="Preformatted_20_Text"/>
      <text:p text:style-name="Preformatted_20_Text"><text:s text:c="9"/>&lt;ESC&gt;"\\n" <text:s/>return '\n';</text:p>
      <text:p text:style-name="Preformatted_20_Text"><text:s text:c="9"/>&lt;ESC&gt;"\\r" <text:s/>return '\r';</text:p>
      <text:p text:style-name="Preformatted_20_Text"><text:s text:c="9"/>&lt;ESC&gt;"\\f" <text:s/>return '\f';</text:p>
      <text:p text:style-name="P1"><text:s text:c="9"/>&lt;ESC&gt;"\\0" <text:s/>return '\0';</text:p>
      <text:p text:style-name="Preformatted_20_Text">Gli scope per condizioni iniziali possono essere annidati.</text:p>
      <text:p text:style-name="Preformatted_20_Text"/>
      <text:p text:style-name="Preformatted_20_Text">Le routine seguenti sono disponibili per manipolare stack di condizioni iniziali:</text:p>
      <text:p text:style-name="Preformatted_20_Text"/>
      <text:p text:style-name="Preformatted_20_Text">– Funzione: void yy_push_state( int 'new_state' )</text:p>
      <text:p text:style-name="Preformatted_20_Text">mette la condizione iniziale corrente all'inizio dello stack di condizioni iniziali e switcha a 'new_state' come se si fosse usato 'BEGIN new_state' (ricordare che i nomi di condizioni inizili sono anche degli interi).</text:p>
      <text:p text:style-name="Preformatted_20_Text"/>
      <text:p text:style-name="Preformatted_20_Text">– Funzione: void yy_popo_state()</text:p>
      <text:p text:style-name="Preformatted_20_Text">preleva la c.i. In cima allo stack e la attiva mediante 'BEGIN'</text:p>
      <text:p text:style-name="Preformatted_20_Text"/>
      <text:p text:style-name="Preformatted_20_Text">– Funzione: int yy_top_state()</text:p>
      <text:p text:style-name="Preformatted_20_Text">torna la cima dello stack senza alternare il contenuto dello stack.</text:p>
      <text:p text:style-name="Preformatted_20_Text"/>
      <text:p text:style-name="Preformatted_20_Text">Lo stack di c.i. cresce dinamicamente e quindi non ha limiti di dimensioni intrinsechi. Se la memoria viene esaurita, l'esecuzione del programma abortisce.</text:p>
      <text:p text:style-name="Preformatted_20_Text"/>
      <text:p text:style-name="Preformatted_20_Text">Per usare stack di c.i., lo scanner deve includere come direttiva l'opzione '%option stack'. Vedere Opzioni dello scanner.</text:p>
      <text:p text:style-name="Preformatted_20_Text"/>
      <text:h text:style-name="Heading_20_2" text:outline-level="2">11 Input buffer multipli</text:h>
      <text:p text:style-name="Preformatted_20_Text"/>
      <text:p text:style-name="Preformatted_20_Text">Alcuni scanner (come quelli che supportano “include” di file) richiedono di poter leggere da stream di input differenti. Poiché flex usa gran quantità di buffer, non è possibile controllare dove il prossimo input sarà letto semplicemente scrivendo la funzione 'YY_INPUT()', che è sensibile al contesto di scansione. 'YY_INPUT()' viene richiamata solamente quando lo scanner raggiunge la fine del suo buffer, che può essere molto tempo dopo la scansione di una espressione come una 'include' che richiede di scambiare la sorgente di input.</text:p>
      <text:p text:style-name="Preformatted_20_Text"/>
      <text:p text:style-name="Preformatted_20_Text">Per risolvere questa sorta di problemi, flex fornisce di un meccanismo per la creazione e lo scambio tra buffer di input multipli. Un buffer di input è creato usando:</text:p>
      <text:p text:style-name="Preformatted_20_Text"/>
      <text:p text:style-name="Preformatted_20_Text">--Funzione: YY_BUFFER_STATE yy_create_buffer ( FILE * file, int size )</text:p>
      <text:p text:style-name="Preformatted_20_Text"/>
      <text:p text:style-name="Preformatted_20_Text">che prende un puntatore a file ed una grandezza, e crea un buffer associato con il file passato e largo abbastanza da mantenere quella grandezza di caratteri passata (se in dubbio usa 'YY_BUF_SIZE' come grandezza). Essa torna un handle (maniglia) 'YY_BUFFER_STATE', che può essere passato ad altre routine (vedere il seguito). Il tipo 'YY_BUFFER_STATE' è un puntatore ad una struttura opaca in modo da poter dichiarate esattamente il tipo di buffer di input in sorgenti diversi da quelli dello scanner. Notare che il puntatore a FILE nei parametri è utilizzto solo come valore di 'yyin' visto in 'YY_INPUT'. Se si ridefinisce 'YY_INPUT()' per non usare più 'yyin', allora è possibile passare tranquillamente NULL come puntatore a FILE. </text:p>
      <text:p text:style-name="Preformatted_20_Text">Si seleziona un buffer particolare da scansionare usando:</text:p>
      <text:p text:style-name="Preformatted_20_Text"/>
      <text:p text:style-name="Preformatted_20_Text">– Funzione: void yy_switch_to_buffer( YY_BUFFER_STATE new_buffer)</text:p>
      <text:p text:style-name="Preformatted_20_Text"/>
      <text:p text:style-name="Preformatted_20_Text">La funzione scambia il buffer di input dello scanner per cui i token seguenti verranno estratti dal 'new_buffer'. Notare che la funzione può essere usata da 'yywrap()' per settare cosa scansionare successivamente, invece di aprire un nuovo file e far puntare 'yyin' ad esso. Se si vuol usare uno stack di input buffer, allora è possibile usare 'yy_push_buffer_stte()' invece di questa funzione. Ùnotare anche che scambiare sorgente di input mediante 'yy_switch_to_buffer()' oppure tramite 'yywrap()' non cambia la condizione iniziale.</text:p>
      <text:p text:style-name="Preformatted_20_Text"/>
      <text:p text:style-name="Preformatted_20_Text">– Funzione: void yy_delete_buffer( YY_BUFFER_STATE buffer)</text:p>
      <text:p text:style-name="Preformatted_20_Text"/>
      <text:p text:style-name="Preformatted_20_Text">è utilizzata per richiedere lo spazio di memorizzazione associato ad un buffer. (il buffer può esser NULL, in questo caso la routine non fa nulla.) </text:p>
      <text:p text:style-name="Preformatted_20_Text"/>
      <text:p text:style-name="Preformatted_20_Text">E' possibile anche cancellare il contenuto del buffer corrente usando:</text:p>
      <text:p text:style-name="Preformatted_20_Text"/>
      <text:p text:style-name="Preformatted_20_Text">– Funzione: void yypop_buffer_state()</text:p>
      <text:p text:style-name="Preformatted_20_Text"/>
      <text:p text:style-name="Preformatted_20_Text">questa funzione rimuove lo stato corrente dalla cima dello stack, e lo cancella mediante chiamata a 'yy_delete_buffer()'. Il prossimo stato dello stack, se esiste, diventa il nuovo stato corrente.</text:p>
      <text:p text:style-name="Preformatted_20_Text"/>
      <text:p text:style-name="Preformatted_20_Text">– Funzione: void yy_flush_buffer( YY_BUFFER_STATE buffer )</text:p>
      <text:p text:style-name="Preformatted_20_Text"/>
      <text:p text:style-name="Preformatted_20_Text">Questa funzione getta il contenuto del buffer, in modo che la prossima volta che lo scanner prova a trovare un token dal buffer, esso dovrà prima riempire il buffer nuovamente usando 'YY_INPUT()'.</text:p>
      <text:p text:style-name="Preformatted_20_Text"/>
      <text:p text:style-name="Preformatted_20_Text">– Funzione: YY_BUFFER_STATE yy_new_buffer( FILE *file, int size )</text:p>
      <text:p text:style-name="Preformatted_20_Text"/>
      <text:p text:style-name="Preformatted_20_Text">Questa funzione è un alias di 'yy_create_buffer()', fornita per compatibilità con l'uso di 'new' del C++, e di 'delete' per creare e distruggere oggetti dinamici.</text:p>
      <text:p text:style-name="Preformatted_20_Text"/>
      <text:p text:style-name="Preformatted_20_Text"><text:s/></text:p>
      <text:p text:style-name="P1">La macro `YY_CURRENT_BUFFER' torna una maniglia `YY_BUFFER_STATE' per il buffer corrente. Non deve essere usata come lvalue. </text:p>
      <text:p text:style-name="Preformatted_20_Text">Ci sono due esemi di uso di queste caratteristiche per la scrittura di scanner che espandono file inclusi ( la caratteristica '&lt;&lt;EOF&gt;&gt;' è discussa di seguito).</text:p>
      <text:p text:style-name="Preformatted_20_Text"/>
      <text:p text:style-name="Preformatted_20_Text">Questo primo esempio usa yypush_buffer_state e yypop_buffer_state. Flex mantiene lo stack internamente.</text:p>
      <text:p text:style-name="Preformatted_20_Text"/>
      <text:p text:style-name="P2"/>
      <text:p text:style-name="P2">/* lo stato “incl” viene usato per prendere un nome di file da includere */</text:p>
      <text:p text:style-name="P2">%x incl</text:p>
      <text:p text:style-name="P2">%%</text:p>
      <text:p text:style-name="P2">include<text:tab/>BEGIN(incl);</text:p>
      <text:p text:style-name="P2"/>
      <text:p text:style-name="P2">[a-z]+<text:tab/><text:tab/><text:tab/>ECHO;</text:p>
      <text:p text:style-name="P2">[^a-z\n]*\n?<text:tab/><text:tab/>ECHO;</text:p>
      <text:p text:style-name="P2"/>
      <text:p text:style-name="P2">&lt;incl&gt;[ \t]*<text:tab/><text:tab/>/* mangia gli spazi vuoti */</text:p>
      <text:p text:style-name="P2">&lt;incl&gt;[^ \t\n]<text:tab/>{ /* prendi il nome file da includere */</text:p>
      <text:p text:style-name="P2"><text:tab/><text:tab/>yyin = fopen( yytext, “r”);</text:p>
      <text:p text:style-name="P2"><text:tab/><text:tab/></text:p>
      <text:p text:style-name="P2"><text:tab/><text:tab/>if(!yyin)</text:p>
      <text:p text:style-name="P2"><text:tab/><text:tab/><text:tab/>error( … );</text:p>
      <text:p text:style-name="P2"><text:tab/><text:tab/><text:tab/></text:p>
      <text:p text:style-name="P2"><text:tab/><text:tab/>yy_push_buffer_state(yy_create_buffer(yyin, YY_BUF_SIZE));</text:p>
      <text:p text:style-name="P2"/>
      <text:p text:style-name="P2"><text:tab/><text:tab/>BEGIN(INITIAL);</text:p>
      <text:p text:style-name="P2"><text:tab/><text:tab/>}</text:p>
      <text:p text:style-name="P2"/>
      <text:p text:style-name="P2">&lt;&lt;EOF&gt;&gt;<text:tab/>{</text:p>
      <text:p text:style-name="P2"><text:tab/><text:tab/><text:tab/>yypop_buffer_state();</text:p>
      <text:p text:style-name="P2"/>
      <text:p text:style-name="P2"><text:tab/><text:tab/>if (!YY_CURRENT_BUFFER)</text:p>
      <text:p text:style-name="P2"><text:tab/><text:tab/><text:tab/>{</text:p>
      <text:p text:style-name="P2"><text:tab/><text:tab/><text:tab/>yy_terminate();</text:p>
      <text:p text:style-name="P2"><text:tab/><text:tab/><text:tab/>}</text:p>
      <text:p text:style-name="P2"><text:tab/><text:tab/>}</text:p>
      <text:p text:style-name="Preformatted_20_Text"/>
      <text:p text:style-name="Preformatted_20_Text">Il secondo esempio, di seguito, fa la stessa cosa del precedente, ma gestisce manualmente il suo stack di buffer di input (invece di lasciarlo fare a flex).</text:p>
      <text:p text:style-name="Preformatted_20_Text"/>
      <text:p text:style-name="Preformatted_20_Text"/>
      <text:p text:style-name="Preformatted_20_Text"/>
      <text:p text:style-name="Preformatted_20_Text"><text:s text:c="9"/>/* lo stato “incl” viene usato per prendere un nome di file da includere */</text:p>
      <text:p text:style-name="Preformatted_20_Text"><text:s text:c="9"/>%x incl</text:p>
      <text:p text:style-name="Preformatted_20_Text"/>
      <text:p text:style-name="Preformatted_20_Text"><text:s text:c="9"/>%{</text:p>
      <text:p text:style-name="Preformatted_20_Text"><text:s text:c="9"/>#define MAX_INCLUDE_DEPTH 10</text:p>
      <text:p text:style-name="Preformatted_20_Text"><text:s text:c="9"/>YY_BUFFER_STATE include_stack[MAX_INCLUDE_DEPTH];</text:p>
      <text:p text:style-name="Preformatted_20_Text"><text:s text:c="9"/>int include_stack_ptr = 0;</text:p>
      <text:p text:style-name="Preformatted_20_Text"><text:s text:c="9"/>%}</text:p>
      <text:p text:style-name="Preformatted_20_Text"/>
      <text:p text:style-name="Preformatted_20_Text"><text:s text:c="9"/>%%</text:p>
      <text:p text:style-name="Preformatted_20_Text"><text:s text:c="9"/>include <text:s text:c="12"/>BEGIN(incl);</text:p>
      <text:p text:style-name="Preformatted_20_Text"/>
      <text:p text:style-name="Preformatted_20_Text"><text:s text:c="9"/>[a-z]+ <text:s text:c="13"/>ECHO;</text:p>
      <text:p text:style-name="Preformatted_20_Text"><text:s text:c="9"/>[^a-z\n]*\n? <text:s text:c="7"/>ECHO;</text:p>
      <text:p text:style-name="Preformatted_20_Text"/>
      <text:p text:style-name="Preformatted_20_Text"><text:s text:c="9"/>&lt;incl&gt;[ \t]* <text:s text:c="5"/>/* eat the whitespace */</text:p>
      <text:p text:style-name="Preformatted_20_Text"><text:s text:c="9"/>&lt;incl&gt;[^ \t\n]+ <text:s text:c="2"/>{ /* got the include file name */</text:p>
      <text:p text:style-name="Preformatted_20_Text"><text:s text:c="17"/>if ( include_stack_ptr &gt;= MAX_INCLUDE_DEPTH )</text:p>
      <text:p text:style-name="Preformatted_20_Text"><text:s text:c="21"/>{</text:p>
      <text:p text:style-name="Preformatted_20_Text"><text:s text:c="21"/>fprintf( stderr, "Includes nested too deeply" );</text:p>
      <text:p text:style-name="Preformatted_20_Text"><text:s text:c="21"/>exit( 1 );</text:p>
      <text:p text:style-name="Preformatted_20_Text"><text:s text:c="21"/>}</text:p>
      <text:p text:style-name="Preformatted_20_Text"/>
      <text:p text:style-name="Preformatted_20_Text"><text:s text:c="17"/>include_stack[include_stack_ptr++] =</text:p>
      <text:p text:style-name="Preformatted_20_Text"><text:s text:c="21"/>YY_CURRENT_BUFFER;</text:p>
      <text:p text:style-name="Preformatted_20_Text"/>
      <text:p text:style-name="Preformatted_20_Text"><text:s text:c="17"/>yyin = fopen( yytext, "r" );</text:p>
      <text:p text:style-name="Preformatted_20_Text"/>
      <text:p text:style-name="Preformatted_20_Text"><text:s text:c="17"/>if ( ! yyin )</text:p>
      <text:p text:style-name="Preformatted_20_Text"><text:s text:c="21"/>error( ... );</text:p>
      <text:p text:style-name="Preformatted_20_Text"/>
      <text:p text:style-name="Preformatted_20_Text"><text:s text:c="17"/>yy_switch_to_buffer(</text:p>
      <text:p text:style-name="Preformatted_20_Text"><text:s text:c="21"/>yy_create_buffer( yyin, YY_BUF_SIZE ) );</text:p>
      <text:p text:style-name="Preformatted_20_Text"/>
      <text:p text:style-name="Preformatted_20_Text"><text:s text:c="17"/>BEGIN(INITIAL);</text:p>
      <text:p text:style-name="Preformatted_20_Text"><text:s text:c="17"/>}</text:p>
      <text:p text:style-name="Preformatted_20_Text"/>
      <text:p text:style-name="Preformatted_20_Text"><text:s text:c="9"/>&lt;&lt;EOF&gt;&gt; {</text:p>
      <text:p text:style-name="Preformatted_20_Text"><text:s text:c="17"/>if ( --include_stack_ptr <text:s/>0 )</text:p>
      <text:p text:style-name="Preformatted_20_Text"><text:s text:c="21"/>{</text:p>
      <text:p text:style-name="Preformatted_20_Text"><text:s text:c="21"/>yyterminate();</text:p>
      <text:p text:style-name="Preformatted_20_Text"><text:s text:c="21"/>}</text:p>
      <text:p text:style-name="Preformatted_20_Text"/>
      <text:p text:style-name="Preformatted_20_Text"><text:s text:c="17"/>else</text:p>
      <text:p text:style-name="Preformatted_20_Text"><text:s text:c="21"/>{</text:p>
      <text:p text:style-name="Preformatted_20_Text"><text:s text:c="21"/>yy_delete_buffer( YY_CURRENT_BUFFER );</text:p>
      <text:p text:style-name="Preformatted_20_Text"><text:s text:c="21"/>yy_switch_to_buffer(</text:p>
      <text:p text:style-name="Preformatted_20_Text"><text:s text:c="26"/>include_stack[include_stack_ptr] );</text:p>
      <text:p text:style-name="Preformatted_20_Text"><text:s text:c="21"/>}</text:p>
      <text:p text:style-name="P1"><text:s text:c="17"/>}</text:p>
      <text:p text:style-name="Preformatted_20_Text"/>
      <text:p text:style-name="Preformatted_20_Text">Le routine seguenti sono messe a disposizione per impostare i buffer di input per la scansione di stringe in memoria piuttosto che file. Tutte loro creano un nuovo input buffer per scansionare le stringhe, e tornano la maniglia 'YY_BUFFER_STATE' corrispondente (che occorre elimininare con la funzione 'yy_delete_buffer()' quando si è finito di usarla). Esse servono anche per passare al nuovo buffer, usando 'yy_swith_to_buffer()', in modo che la prossima chiamata a 'yylex()' inizierà a scansionare la nuova stringa.</text:p>
      <text:p text:style-name="Preformatted_20_Text"/>
      <text:p text:style-name="Preformatted_20_Text">--Funzione: YY_BUFFER_STATE yy_scan_string( const char *str)</text:p>
      <text:p text:style-name="Preformatted_20_Text"><text:tab/>scansiona una stringa che termina con NUL</text:p>
      <text:p text:style-name="Preformatted_20_Text"/>
      <text:p text:style-name="Preformatted_20_Text">--Funzione: YY_BUFFER_STATE yy_scan_bytes( const char *bytes, int len)</text:p>
      <text:p text:style-name="Preformatted_20_Text"><text:tab/>scansiona numero 'len' byte (includendo possibilemente anche NUL) iniziando dalla locazione 'byte'</text:p>
      <text:p text:style-name="Preformatted_20_Text"/>
      <text:p text:style-name="Preformatted_20_Text">Notare che entrambe le funzioni creano e scansionano una copia della stringa o dei byte. (questo fattore può essere desiderabile, in quando 'yylex()' modifica i contenuti del buffer durante la scansione). Si può evitare di copiare usando:</text:p>
      <text:p text:style-name="Preformatted_20_Text"/>
      <text:p text:style-name="Preformatted_20_Text">--Funzione: YY_BUFFER_STATE yy_scan_buffer(char *base, yy_size_t size)</text:p>
      <text:p text:style-name="Preformatted_20_Text"><text:tab/>che scansiona il buffer in memoria partendo da 'base', per 'size' byte, i cui ultimi due byte devono essere ASCII NUL, ovvero 'YY_END_OF_BUFFER_CHAR. Questi due ultimi byte non venrranno scanditi; quindi, la scansione consiste di base[0] fino a base[size-2] inclusi.</text:p>
      <text:p text:style-name="Preformatted_20_Text"/>
      <text:p text:style-name="Preformatted_20_Text">Se si fallisce nel settare 'base' in questo modo (cioè dimenticando i 2 byte finali), allora 'yy_scand_buffer()' torna un puntatore a NULL invece di creare un nuovo input buffer.</text:p>
      <text:p text:style-name="Preformatted_20_Text"/>
      <text:p text:style-name="Preformatted_20_Text">--Tipo di dato: yy_size_t</text:p>
      <text:p text:style-name="Preformatted_20_Text"><text:tab/>è un tipo integrale che si può castare a espressione intera che riflette la dimensione del buffer.</text:p>
      <text:p text:style-name="Preformatted_20_Text"/>
      <text:p text:style-name="Preformatted_20_Text"/>
      <text:p text:style-name="P3">12 Regole di Fine-del-File</text:p>
      <text:p text:style-name="Preformatted_20_Text"/>
      <text:p text:style-name="Preformatted_20_Text">La regola speciale '&lt;&lt;EOF&gt;&gt;' indica azioni che devono essere prese quando si incontra un EOF e 'yywrap()' torna non-ero (cioè, non vi è altro file da processare). L'azione deve finire col fare le seguenti cose:</text:p>
      <text:p text:style-name="Preformatted_20_Text"/>
      <text:p text:style-name="Preformatted_20_Text">* assegnare 'yyin' ad un nuovo input file (nelle versioni precedenti di flex, dopo aver assegnato il nuovo file bisognava chiamare una azione speciale, 'YY_NEW_FILE'. Questo non è più necessario).</text:p>
      <text:p text:style-name="Preformatted_20_Text"/>
      <text:p text:style-name="Preformatted_20_Text">* eseguire un 'return'</text:p>
      <text:p text:style-name="Preformatted_20_Text"/>
      <text:p text:style-name="Preformatted_20_Text">* eseguire l'azione speciale 'yyterminate()'</text:p>
      <text:p text:style-name="Preformatted_20_Text"/>
      <text:p text:style-name="Preformatted_20_Text">* oppure, passare ad un nuovo buffer usando 'yy_switch_to_buffer()', come visto in precedenza.</text:p>
      <text:p text:style-name="Preformatted_20_Text"/>
      <text:p text:style-name="Preformatted_20_Text">Le regole &lt;&lt;EOF&gt;&gt; possono non essere usate con altri pattern; esse devono solo essere qualificate con una lista di condizioni iniziali. Se una regola &lt;&lt;EOF&gt;&gt; non qualificata viene data, essa si applica a tutte le condizioni iniziali che non hanno già azioni &lt;&lt;EOF&gt;&gt;. Per specificare una regola &lt;&lt;EOF&gt;&gt; per la sola condizione iniziale, usare:</text:p>
      <text:p text:style-name="Preformatted_20_Text"/>
      <text:p text:style-name="Preformatted_20_Text"><text:tab/>&lt;INITIAL&gt;&lt;&lt;EOF&gt;&gt;</text:p>
      <text:p text:style-name="Preformatted_20_Text"/>
      <text:p text:style-name="Preformatted_20_Text">Queste regole sono utili per intercettare cose come i commenti non chiusi.</text:p>
      <text:p text:style-name="Preformatted_20_Text"/>
      <text:p text:style-name="Preformatted_20_Text">Ad esempio:</text:p>
      <text:p text:style-name="Preformatted_20_Text"/>
      <text:p text:style-name="Preformatted_20_Text"><text:tab/>%x quote</text:p>
      <text:p text:style-name="Preformatted_20_Text"><text:tab/>%%</text:p>
      <text:p text:style-name="Preformatted_20_Text"/>
      <text:p text:style-name="Preformatted_20_Text"><text:tab/>. . . altre regole che hanno a che fare con quote . . .</text:p>
      <text:p text:style-name="Preformatted_20_Text"/>
      <text:p text:style-name="Preformatted_20_Text"><text:tab/>&lt;quote&gt;&lt;&lt;EOF&gt;&gt;<text:tab/>{</text:p>
      <text:p text:style-name="Preformatted_20_Text"><text:tab/><text:tab/><text:tab/>error(“unterminated quote”);</text:p>
      <text:p text:style-name="Preformatted_20_Text"><text:tab/><text:tab/><text:tab/>yyterminate();</text:p>
      <text:p text:style-name="Preformatted_20_Text"><text:tab/><text:tab/><text:tab/>}</text:p>
      <text:p text:style-name="Preformatted_20_Text"><text:tab/>&lt;&lt;EOF&gt;&gt;<text:tab/>{</text:p>
      <text:p text:style-name="Preformatted_20_Text"><text:tab/><text:tab/><text:tab/>if (*++filelist)</text:p>
      <text:p text:style-name="Preformatted_20_Text"><text:tab/><text:tab/><text:tab/><text:tab/>yyin = fopen(*filelist, “r”);</text:p>
      <text:p text:style-name="Preformatted_20_Text"><text:tab/><text:tab/><text:tab/>else</text:p>
      <text:p text:style-name="Preformatted_20_Text"><text:tab/><text:tab/><text:tab/><text:tab/>yyterminate();</text:p>
      <text:p text:style-name="Preformatted_20_Text"><text:tab/><text:tab/><text:tab/>}</text:p>
      <text:p text:style-name="Preformatted_20_Text"/>
      <text:p text:style-name="Preformatted_20_Text"/>
      <text:h text:style-name="Heading_20_2" text:outline-level="2">13 Macro Varie</text:h>
      <text:p text:style-name="Preformatted_20_Text"/>
      <text:p text:style-name="Preformatted_20_Text">La macro `YY_USER_ACTION' può esser definita per fornire una zione che è sempre eseguita prima delle azioni riconosciute. Ad esempio, essa può essere definita come #define per richiamare una routine che converte yytext in caratteri minuscoli. Quando `YY_USER_ACTION' </text:p>
      <text:p text:style-name="Preformatted_20_Text"><text:s/>viene invocata, la variabile 'yy_act' fornisce il numero della azione riconosciuta ( le regole sono numerate partendo da 1). </text:p>
      <text:p text:style-name="Preformatted_20_Text">Supponiamo di voler vedere quando spesso ognuna delle regole definite viene trovata. </text:p>
      <text:p text:style-name="Preformatted_20_Text">Il seguente codice svolge questo compito:</text:p>
      <text:p text:style-name="Preformatted_20_Text"/>
      <text:p text:style-name="Preformatted_20_Text"><text:tab/>#define YY_USER_ACTION ++ctr[yyact]</text:p>
      <text:p text:style-name="Preformatted_20_Text"/>
      <text:p text:style-name="Preformatted_20_Text">dove ctr è un array che detiene il conto delle diverse regole.</text:p>
      <text:p text:style-name="Preformatted_20_Text">Notare che la macro 'YY_NUM_RULES' fornisce il numero totale di regole (inclusa la regola di default), anche usando '-s)', quindi una corretta dichiarazione di 'ctr' è:</text:p>
      <text:p text:style-name="Preformatted_20_Text"/>
      <text:p text:style-name="Preformatted_20_Text"><text:tab/>int ctr[YY_NUM_RULES];</text:p>
      <text:p text:style-name="Preformatted_20_Text"/>
      <text:p text:style-name="Preformatted_20_Text">La macro `YY_USER_INIT' può esser definita per fornire una azione che è sempre eseguita prima della prima scansione (e dopo che l'inizializzazione interna dello scanner è teminata). Ad esempio, essa può essere utilizzata per chiamare una routine che legge i dati da una tabella o apre un file di log.</text:p>
      <text:p text:style-name="Preformatted_20_Text"/>
      <text:p text:style-name="Preformatted_20_Text">La macro `yy_set_interactive(is_interactive)' può essere usata per controllare quando il buffer corrente è considerato 'interattivo'. Un buffer interattivo è processato più lentamente, ma deve esser usato quando la sorgente di input dello scanner è di per sé interattiva per evitare problemi dovuti ad attese per il riempimento dei buffer (vedere la discussione sul flag '-I' nelle Opzioni dello scanner). Un valore non-zero nella incovazione della macro marca il buffer come interattivo, un valore zero come non-interattivo. Notare che l'uso di quesa macro sovrascrive '%option always-interactive' oppure '%option never-interactive' (Vedere le Opzioni dello scanner).</text:p>
      <text:p text:style-name="Preformatted_20_Text">'yy_set_interactive()' deve essere invocata prima dell'inizio della scansione del buffer per esser considerata, o meno, interattiva.</text:p>
      <text:p text:style-name="Preformatted_20_Text"/>
      <text:p text:style-name="Preformatted_20_Text">La macro `yy_set_bol(at_bol)' può essere usata per controllare se il contesto del buffer corrente per il prossimo token da trovare deve esser considerato come se all'inizio di una linea. Un valore di argomento non-zero alla macreo rende le regole ancorate alla regola '^' attiva, mentre uno zero rende le regole '^' inattive.</text:p>
      <text:p text:style-name="Preformatted_20_Text"/>
      <text:p text:style-name="Preformatted_20_Text">La macro 'YY_AT_BOL()' orna vero ser il prossimo token scandito dal buffer corrente deve avere le regole '^' attive, falso altrimenti.</text:p>
      <text:p text:style-name="Preformatted_20_Text"/>
      <text:p text:style-name="Preformatted_20_Text">Nello scanner generato, le azioni sono tutte mantenute in una grande espressione di switch, e separate usando 'YY_BREAK', che può esser ridefinita. Per default, essa semplicemente esegue un 'break', per separare ogni azione della regola dalle altre. Ridefinire 'YY_BREAK' permette, per esempio, agli utenti di C++ di #define YY_BREAK per non fare nulla ( fare attenzione che ogni regola termini con un 'break' o un 'return'!) per evitare di avere warning per espressioni mai raggiungibili dovute al fatto che delle azioni terminano con 'return', e 'YY_BREAK' è inaccessibile.</text:p>
      <text:p text:style-name="Preformatted_20_Text"/>
      <text:h text:style-name="Heading_20_2" text:outline-level="2">14 Valori disponibili per l'utente</text:h>
      <text:p text:style-name="Preformatted_20_Text"/>
      <text:p text:style-name="Preformatted_20_Text">Questo capitolo riassume vari valori disponibili per l'utente nelle azioni delle regole.</text:p>
      <text:p text:style-name="Preformatted_20_Text"/>
      <text:p text:style-name="Preformatted_20_Text">'char *yytext'</text:p>
      <text:p text:style-name="Preformatted_20_Text"/>
      <text:p text:style-name="Preformatted_20_Text">tiene il testo del token corrente. Esso può esser modificato ma non ridimensionato (non si possono aggiungere caratteri alla fine).</text:p>
      <text:p text:style-name="Preformatted_20_Text"/>
      <text:p text:style-name="Preformatted_20_Text">Se la direttiva speciale '%array' appare nella prima sezione di descrizione dello scanner, allora 'yytext' è dichiarata come 'char yytext[YYLMAX]', dove 'YYLMAX' è una macro ridefinibile nella prima sezione se non si vuole usare il valore di default (generalmente 8KB). Usando '%array' si ottiene uno scanner più lento, ma il valore di 'yytext' diventa immune da chiamate a 'unput()', che potenzialmente distruggono i suoi valori quando 'yytext' è definito come puntatore a carattere. L'opposto di '%array' è '%pointer' che è l'opzione di default.</text:p>
      <text:p text:style-name="Preformatted_20_Text"/>
      <text:p text:style-name="Preformatted_20_Text">Non si può usare '%array' quando si generan scanner con classi C++ (con il flag '-+').</text:p>
      <text:p text:style-name="Preformatted_20_Text"/>
      <text:p text:style-name="Preformatted_20_Text">'int yyleng'</text:p>
      <text:p text:style-name="Preformatted_20_Text"/>
      <text:p text:style-name="Preformatted_20_Text">detiene la lunghezza del token corrente.</text:p>
      <text:p text:style-name="Preformatted_20_Text"/>
      <text:p text:style-name="Preformatted_20_Text">'FILE *yyin'</text:p>
      <text:p text:style-name="Preformatted_20_Text"/>
      <text:p text:style-name="Preformatted_20_Text">è il file che viene letto per default da flex. Esso può esser ridefinito ma fare ciò ha senso solo prima che la scansione ha inizio, o dopo che viene riscontrato un EOF. Cambiandolo nel mezzo della scansione si possono generare risultati inaspettati poiché flex bufferizza il suo input; meglio usare invece 'yyrestart()'. Una volta che lo scanner termina a causa di un EOF, si può assegnare 'yyin' ad un nuovo input file e poi richiamare lo scanner nuovamente per continuare la scansione.</text:p>
      <text:p text:style-name="Preformatted_20_Text"/>
      <text:p text:style-name="Preformatted_20_Text">'void yyrestart(FILE *new_file)'</text:p>
      <text:p text:style-name="Preformatted_20_Text"/>
      <text:p text:style-name="Preformatted_20_Text">può essere richiamata per far puntare 'yyin' ad un nuovo file di input. Il passaggio al nuovo file immediato (ongi input precedentemente bufferizzato viene perso). Notare che la funzione con 'yyin' come argomento butta via il buffer di input corrente e continua la scansione per lo stesso file di input.</text:p>
      <text:p text:style-name="Preformatted_20_Text"/>
      <text:p text:style-name="Preformatted_20_Text">'FILE *yyout'</text:p>
      <text:p text:style-name="Preformatted_20_Text">è il file dove si compiono le azioni di 'ECHO'. Può essere riassegnato dall'utente.</text:p>
      <text:p text:style-name="Preformatted_20_Text"/>
      <text:p text:style-name="Preformatted_20_Text">'YY_CURRENTE_BUFFER'</text:p>
      <text:p text:style-name="Preformatted_20_Text">ritorna una maniglia 'YY_BUFFER_STATE' per il buffer corrente.</text:p>
      <text:p text:style-name="Preformatted_20_Text"/>
      <text:p text:style-name="Preformatted_20_Text">'YY_START'</text:p>
      <text:p text:style-name="Preformatted_20_Text">ritorna una valore intero corriscpondente alla condizione iniziale corrente. Può essere susseguentmentente usato con 'BEGIN' per tornare alla codinzione iniziale.</text:p>
      <text:p text:style-name="Preformatted_20_Text"/>
      <text:p text:style-name="Preformatted_20_Text"/>
      <text:p text:style-name="Preformatted_20_Text">[TODO]</text:p>
      <text:p text:style-name="Preformatted_20_Text"/>
      <text:p text:style-name="Preformatted_20_Text">Yacc</text:p>
      <text:p text:style-name="Preformatted_20_Text">Scanner Options</text:p>
      <text:p text:style-name="Preformatted_20_Text">Performance</text:p>
      <text:p text:style-name="Preformatted_20_Text">Cxx</text:p>
      <text:p text:style-name="Preformatted_20_Text">Reentrant</text:p>
      <text:p text:style-name="Preformatted_20_Text">Lex and Posix</text:p>
      <text:p text:style-name="Preformatted_20_Text">Memory Management</text:p>
      <text:p text:style-name="Preformatted_20_Text">Serialized Tables</text:p>
      <text:p text:style-name="Preformatted_20_Text">Diagnostics</text:p>
      <text:p text:style-name="Preformatted_20_Text">Limitations</text:p>
      <text:p text:style-name="Preformatted_20_Text">Bibliography</text:p>
      <text:p text:style-name="Preformatted_20_Text">FAQ</text:p>
      <text:p text:style-name="Preformatted_20_Text">Appendices</text:p>
      <text:p text:style-name="Preformatted_20_Text">Indices</text:p>
      <text:p text:style-name="Preformatted_20_Text"/>
      <text:p text:style-name="Preformatted_20_Text"><text:s/>--- The Detailed Node Listing ---</text:p>
      <text:p text:style-name="Preformatted_20_Text"/>
      <text:p text:style-name="Preformatted_20_Text">Format of the Input File</text:p>
      <text:p text:style-name="Preformatted_20_Text"/>
      <text:p text:style-name="Preformatted_20_Text"/>
      <text:p text:style-name="Preformatted_20_Text">Definitions Section</text:p>
      <text:p text:style-name="Preformatted_20_Text">Rules Section</text:p>
      <text:p text:style-name="Preformatted_20_Text">User Code Section</text:p>
      <text:p text:style-name="Preformatted_20_Text">Comments in the Input</text:p>
      <text:p text:style-name="Preformatted_20_Text"/>
      <text:p text:style-name="Preformatted_20_Text">Scanner Options</text:p>
      <text:p text:style-name="Preformatted_20_Text"/>
      <text:p text:style-name="Preformatted_20_Text"/>
      <text:p text:style-name="Preformatted_20_Text">Options for Specifying Filenames</text:p>
      <text:p text:style-name="Preformatted_20_Text">Options Affecting Scanner Behavior</text:p>
      <text:p text:style-name="Preformatted_20_Text">Code-Level And API Options</text:p>
      <text:p text:style-name="Preformatted_20_Text">Options for Scanner Speed and Size</text:p>
      <text:p text:style-name="Preformatted_20_Text">Debugging Options</text:p>
      <text:p text:style-name="Preformatted_20_Text">Miscellaneous Options</text:p>
      <text:p text:style-name="Preformatted_20_Text"/>
      <text:p text:style-name="Preformatted_20_Text">Reentrant C Scanners</text:p>
      <text:p text:style-name="Preformatted_20_Text"/>
      <text:p text:style-name="Preformatted_20_Text"/>
      <text:p text:style-name="Preformatted_20_Text">Reentrant Uses</text:p>
      <text:p text:style-name="Preformatted_20_Text">Reentrant Overview</text:p>
      <text:p text:style-name="Preformatted_20_Text">Reentrant Example</text:p>
      <text:p text:style-name="Preformatted_20_Text">Reentrant Detail</text:p>
      <text:p text:style-name="Preformatted_20_Text">Reentrant Functions</text:p>
      <text:p text:style-name="Preformatted_20_Text"/>
      <text:p text:style-name="Preformatted_20_Text">The Reentrant API in Detail</text:p>
      <text:p text:style-name="Preformatted_20_Text"/>
      <text:p text:style-name="Preformatted_20_Text"/>
      <text:p text:style-name="Preformatted_20_Text">Specify Reentrant</text:p>
      <text:p text:style-name="Preformatted_20_Text">Extra Reentrant Argument</text:p>
      <text:p text:style-name="Preformatted_20_Text">Global Replacement</text:p>
      <text:p text:style-name="Preformatted_20_Text">Init and Destroy Functions</text:p>
      <text:p text:style-name="Preformatted_20_Text">Accessor Methods</text:p>
      <text:p text:style-name="Preformatted_20_Text">Extra Data</text:p>
      <text:p text:style-name="Preformatted_20_Text">About yyscan_t</text:p>
      <text:p text:style-name="Preformatted_20_Text"/>
      <text:p text:style-name="Preformatted_20_Text">Memory Management</text:p>
      <text:p text:style-name="Preformatted_20_Text"/>
      <text:p text:style-name="Preformatted_20_Text"/>
      <text:p text:style-name="Preformatted_20_Text">The Default Memory Management</text:p>
      <text:p text:style-name="Preformatted_20_Text">Overriding The Default Memory Management</text:p>
      <text:p text:style-name="Preformatted_20_Text">A Note About yytext And Memory</text:p>
      <text:p text:style-name="Preformatted_20_Text"/>
      <text:p text:style-name="Preformatted_20_Text">Serialized Tables</text:p>
      <text:p text:style-name="Preformatted_20_Text"/>
      <text:p text:style-name="Preformatted_20_Text"/>
      <text:p text:style-name="Preformatted_20_Text">Creating Serialized Tables</text:p>
      <text:p text:style-name="Preformatted_20_Text">Loading and Unloading Serialized Tables</text:p>
      <text:p text:style-name="Preformatted_20_Text">Tables File Format</text:p>
      <text:p text:style-name="Preformatted_20_Text"/>
      <text:p text:style-name="Preformatted_20_Text">FAQ</text:p>
      <text:p text:style-name="Preformatted_20_Text"/>
      <text:p text:style-name="Preformatted_20_Text"/>
      <text:p text:style-name="Preformatted_20_Text">When was flex born?</text:p>
      <text:p text:style-name="Preformatted_20_Text">How do I expand backslash-escape sequences in C-style quoted strings?</text:p>
      <text:p text:style-name="Preformatted_20_Text">Why do flex scanners call fileno if it is not ANSI compatible?</text:p>
      <text:p text:style-name="Preformatted_20_Text">Does flex support recursive pattern definitions?</text:p>
      <text:p text:style-name="Preformatted_20_Text">How do I skip huge chunks of input (tens of megabytes) while using flex?</text:p>
      <text:p text:style-name="Preformatted_20_Text">Flex is not matching my patterns in the same order that I defined them.</text:p>
      <text:p text:style-name="Preformatted_20_Text">My actions are executing out of order or sometimes not at all.</text:p>
      <text:p text:style-name="Preformatted_20_Text">How can I have multiple input sources feed into the same scanner at the same time?</text:p>
      <text:p text:style-name="Preformatted_20_Text">Can I build nested parsers that work with the same input file?</text:p>
      <text:p text:style-name="Preformatted_20_Text">How can I match text only at the end of a file?</text:p>
      <text:p text:style-name="Preformatted_20_Text">How can I make REJECT cascade across start condition boundaries?</text:p>
      <text:p text:style-name="Preformatted_20_Text">Why cant I use fast or full tables with interactive mode?</text:p>
      <text:p text:style-name="Preformatted_20_Text">How much faster is -F or -f than -C?</text:p>
      <text:p text:style-name="Preformatted_20_Text">If I have a simple grammar cant I just parse it with flex?</text:p>
      <text:p text:style-name="Preformatted_20_Text">Why doesn't yyrestart() set the start state back to INITIAL?</text:p>
      <text:p text:style-name="Preformatted_20_Text">How can I match C-style comments?</text:p>
      <text:p text:style-name="Preformatted_20_Text">The period isn't working the way I expected.</text:p>
      <text:p text:style-name="Preformatted_20_Text">Can I get the flex manual in another format?</text:p>
      <text:p text:style-name="Preformatted_20_Text">Does there exist a "faster" NDFA-&gt;DFA algorithm?</text:p>
      <text:p text:style-name="Preformatted_20_Text">How does flex compile the DFA so quickly?</text:p>
      <text:p text:style-name="Preformatted_20_Text">How can I use more than 8192 rules?</text:p>
      <text:p text:style-name="Preformatted_20_Text">How do I abandon a file in the middle of a scan and switch to a new file?</text:p>
      <text:p text:style-name="Preformatted_20_Text">How do I execute code only during initialization (only before the first scan)?</text:p>
      <text:p text:style-name="Preformatted_20_Text">How do I execute code at termination?</text:p>
      <text:p text:style-name="Preformatted_20_Text">Where else can I find help?</text:p>
      <text:p text:style-name="Preformatted_20_Text">Can I include comments in the "rules" section of the file?</text:p>
      <text:p text:style-name="Preformatted_20_Text">I get an error about undefined yywrap().</text:p>
      <text:p text:style-name="Preformatted_20_Text">How can I change the matching pattern at run time?</text:p>
      <text:p text:style-name="Preformatted_20_Text">How can I expand macros in the input?</text:p>
      <text:p text:style-name="Preformatted_20_Text">How can I build a two-pass scanner?</text:p>
      <text:p text:style-name="Preformatted_20_Text">How do I match any string not matched in the preceding rules?</text:p>
      <text:p text:style-name="Preformatted_20_Text">I am trying to port code from AT&amp;T lex that uses yysptr and yysbuf.</text:p>
      <text:p text:style-name="Preformatted_20_Text">Is there a way to make flex treat NULL like a regular character?</text:p>
      <text:p text:style-name="Preformatted_20_Text">Whenever flex can not match the input it says "flex scanner jammed".</text:p>
      <text:p text:style-name="Preformatted_20_Text">Why doesn't flex have non-greedy operators like perl does?</text:p>
      <text:p text:style-name="Preformatted_20_Text">Memory leak - 16386 bytes allocated by malloc.</text:p>
      <text:p text:style-name="Preformatted_20_Text">How do I track the byte offset for lseek()?</text:p>
      <text:p text:style-name="Preformatted_20_Text">How do I use my own I/O classes in a C++ scanner?</text:p>
      <text:p text:style-name="Preformatted_20_Text">How do I skip as many chars as possible?</text:p>
      <text:p text:style-name="Preformatted_20_Text">deleteme00</text:p>
      <text:p text:style-name="Preformatted_20_Text">Are certain equivalent patterns faster than others?</text:p>
      <text:p text:style-name="Preformatted_20_Text">Is backing up a big deal?</text:p>
      <text:p text:style-name="Preformatted_20_Text">Can I fake multi-byte character support?</text:p>
      <text:p text:style-name="Preformatted_20_Text">deleteme01</text:p>
      <text:p text:style-name="Preformatted_20_Text">Can you discuss some flex internals?</text:p>
      <text:p text:style-name="Preformatted_20_Text">unput() messes up yy_at_bol</text:p>
      <text:p text:style-name="Preformatted_20_Text">The | operator is not doing what I want</text:p>
      <text:p text:style-name="Preformatted_20_Text">Why can't flex understand this variable trailing context pattern?</text:p>
      <text:p text:style-name="Preformatted_20_Text">The ^ operator isn't working</text:p>
      <text:p text:style-name="Preformatted_20_Text">Trailing context is getting confused with trailing optional patterns</text:p>
      <text:p text:style-name="Preformatted_20_Text">Is flex GNU or not?</text:p>
      <text:p text:style-name="Preformatted_20_Text">ERASEME53</text:p>
      <text:p text:style-name="Preformatted_20_Text">I need to scan if-then-else blocks and while loops</text:p>
      <text:p text:style-name="Preformatted_20_Text">ERASEME55</text:p>
      <text:p text:style-name="Preformatted_20_Text">ERASEME56</text:p>
      <text:p text:style-name="Preformatted_20_Text">ERASEME57</text:p>
      <text:p text:style-name="Preformatted_20_Text">Is there a repository for flex scanners?</text:p>
      <text:p text:style-name="Preformatted_20_Text">How can I conditionally compile or preprocess my flex input file?</text:p>
      <text:p text:style-name="Preformatted_20_Text">Where can I find grammars for lex and yacc?</text:p>
      <text:p text:style-name="Preformatted_20_Text">I get an end-of-buffer message for each character scanned.</text:p>
      <text:p text:style-name="Preformatted_20_Text">unnamed-faq-62</text:p>
      <text:p text:style-name="Preformatted_20_Text">unnamed-faq-63</text:p>
      <text:p text:style-name="Preformatted_20_Text">unnamed-faq-64</text:p>
      <text:p text:style-name="Preformatted_20_Text">unnamed-faq-65</text:p>
      <text:p text:style-name="Preformatted_20_Text">unnamed-faq-66</text:p>
      <text:p text:style-name="Preformatted_20_Text">unnamed-faq-67</text:p>
      <text:p text:style-name="Preformatted_20_Text">unnamed-faq-68</text:p>
      <text:p text:style-name="Preformatted_20_Text">unnamed-faq-69</text:p>
      <text:p text:style-name="Preformatted_20_Text">unnamed-faq-70</text:p>
      <text:p text:style-name="Preformatted_20_Text">unnamed-faq-71</text:p>
      <text:p text:style-name="Preformatted_20_Text">unnamed-faq-72</text:p>
      <text:p text:style-name="Preformatted_20_Text">unnamed-faq-73</text:p>
      <text:p text:style-name="Preformatted_20_Text">unnamed-faq-74</text:p>
      <text:p text:style-name="Preformatted_20_Text">unnamed-faq-75</text:p>
      <text:p text:style-name="Preformatted_20_Text">unnamed-faq-76</text:p>
      <text:p text:style-name="Preformatted_20_Text">unnamed-faq-77</text:p>
      <text:p text:style-name="Preformatted_20_Text">unnamed-faq-78</text:p>
      <text:p text:style-name="Preformatted_20_Text">unnamed-faq-79</text:p>
      <text:p text:style-name="Preformatted_20_Text">unnamed-faq-80</text:p>
      <text:p text:style-name="Preformatted_20_Text">unnamed-faq-81</text:p>
      <text:p text:style-name="Preformatted_20_Text">unnamed-faq-82</text:p>
      <text:p text:style-name="Preformatted_20_Text">unnamed-faq-83</text:p>
      <text:p text:style-name="Preformatted_20_Text">unnamed-faq-84</text:p>
      <text:p text:style-name="Preformatted_20_Text">unnamed-faq-85</text:p>
      <text:p text:style-name="Preformatted_20_Text">unnamed-faq-86</text:p>
      <text:p text:style-name="Preformatted_20_Text">unnamed-faq-87</text:p>
      <text:p text:style-name="Preformatted_20_Text">unnamed-faq-88</text:p>
      <text:p text:style-name="Preformatted_20_Text">unnamed-faq-90</text:p>
      <text:p text:style-name="Preformatted_20_Text">unnamed-faq-91</text:p>
      <text:p text:style-name="Preformatted_20_Text">unnamed-faq-92</text:p>
      <text:p text:style-name="Preformatted_20_Text">unnamed-faq-93</text:p>
      <text:p text:style-name="Preformatted_20_Text">unnamed-faq-94</text:p>
      <text:p text:style-name="Preformatted_20_Text">unnamed-faq-95</text:p>
      <text:p text:style-name="Preformatted_20_Text">unnamed-faq-96</text:p>
      <text:p text:style-name="Preformatted_20_Text">unnamed-faq-97</text:p>
      <text:p text:style-name="Preformatted_20_Text">unnamed-faq-98</text:p>
      <text:p text:style-name="Preformatted_20_Text">unnamed-faq-99</text:p>
      <text:p text:style-name="Preformatted_20_Text">unnamed-faq-100</text:p>
      <text:p text:style-name="Preformatted_20_Text">unnamed-faq-101</text:p>
      <text:p text:style-name="Preformatted_20_Text">What is the difference between YYLEX_PARAM and YY_DECL?</text:p>
      <text:p text:style-name="Preformatted_20_Text">Why do I get "conflicting types for yylex" error?</text:p>
      <text:p text:style-name="Preformatted_20_Text">How do I access the values set in a Flex action from within a Bison action?</text:p>
      <text:p text:style-name="Preformatted_20_Text"/>
      <text:p text:style-name="Preformatted_20_Text">Appendices</text:p>
      <text:p text:style-name="Preformatted_20_Text"/>
      <text:p text:style-name="Preformatted_20_Text"/>
      <text:p text:style-name="Preformatted_20_Text">Makefiles and Flex</text:p>
      <text:p text:style-name="Preformatted_20_Text">Bison Bridge</text:p>
      <text:p text:style-name="Preformatted_20_Text">M4 Dependency</text:p>
      <text:p text:style-name="Preformatted_20_Text">Common Patterns</text:p>
      <text:p text:style-name="Preformatted_20_Text"/>
      <text:p text:style-name="Preformatted_20_Text">Indices</text:p>
      <text:p text:style-name="Preformatted_20_Text"/>
      <text:p text:style-name="Preformatted_20_Text"/>
      <text:p text:style-name="Preformatted_20_Text">Concept Index</text:p>
      <text:p text:style-name="Preformatted_20_Text">Index of Functions and Macros</text:p>
      <text:p text:style-name="Preformatted_20_Text">Index of Variables</text:p>
      <text:p text:style-name="Preformatted_20_Text">Index of Data Types</text:p>
      <text:p text:style-name="Preformatted_20_Text">Index of Hooks</text:p>
      <text:p text:style-name="Preformatted_20_Text">Index of Scanner Options</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3-05T17:30:55</dc:date>
    <meta:generator>LibreOffice/3.4$Unix LibreOffice_project/340m1$Build-502</meta:generator>
    <meta:editing-duration>P1DT6M34S</meta:editing-duration>
    <meta:editing-cycles>70</meta:editing-cycles>
    <meta:document-statistic meta:table-count="0" meta:image-count="0" meta:object-count="0" meta:page-count="1" meta:paragraph-count="949" meta:word-count="9605" meta:character-count="64146" meta:non-whitespace-character-count="52545"/>
  </office:meta>
</office:document-meta>
</file>